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7" style:family="table-cell" style:parent-style-name="Excel_5f_BuiltIn_5f_Comma_5f_0" style:data-style-name="N16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8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9" table:number-columns-repeated="5"/>
            <table:table-cell table:style-name="ce98" table:number-columns-repeated="14"/>
            <table:table-cell table:style-name="ce28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；%</text:p>
            </table:table-cell>
            <table:covered-table-cell table:style-name="ce78"/>
            <table:table-cell table:style-name="ce89" table:number-columns-repeated="5"/>
            <table:table-cell table:style-name="ce98" table:number-columns-repeated="14"/>
            <table:table-cell table:style-name="ce28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9" table:number-columns-repeated="4"/>
            <table:table-cell table:style-name="ce90"/>
            <table:table-cell table:style-name="ce99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1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2" office:value-type="float" office:value="43603" calcext:value-type="float">
            <text:p><text:s text:c="3"/>43,6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0" office:value-type="float" office:value="46580" calcext:value-type="float">
            <text:p><text:s text:c="3"/>46,580</text:p>
          </table:table-cell>
          <table:table-cell table:style-name="ce50" office:value-type="float" office:value="2590" calcext:value-type="float">
            <text:p><text:s text:c="3"/>2,590</text:p>
          </table:table-cell>
          <table:table-cell table:style-name="ce50" office:value-type="float" office:value="2219" calcext:value-type="float">
            <text:p><text:s text:c="3"/>2,219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2" office:value-type="float" office:value="49003" calcext:value-type="float">
            <text:p><text:s text:c="3"/>49,0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2" office:value-type="float" office:value="52670" calcext:value-type="float">
            <text:p><text:s text:c="3"/>52,670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68"/>
          <table:table-cell table:style-name="ce84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2" office:value-type="float" office:value="56538" calcext:value-type="float">
            <text:p><text:s text:c="3"/>56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0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2" office:value-type="float" office:value="61213" calcext:value-type="float">
            <text:p><text:s text:c="3"/>61,21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50" office:value-type="float" office:value="50417" calcext:value-type="float">
            <text:p><text:s text:c="3"/>50,417</text:p>
          </table:table-cell>
          <table:table-cell table:style-name="ce50" office:value-type="float" office:value="2287" calcext:value-type="float">
            <text:p><text:s text:c="3"/>2,287</text:p>
          </table:table-cell>
          <table:table-cell table:style-name="ce50" office:value-type="float" office:value="1604" calcext:value-type="float">
            <text:p><text:s text:c="3"/>1,604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503564" calcext:value-type="float">
            <text:p><text:s text:c="3"/>503,564</text:p>
          </table:table-cell>
          <table:table-cell table:style-name="ce49" office:value-type="float" office:value="501248" calcext:value-type="float">
            <text:p><text:s text:c="3"/>501,248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3810" calcext:value-type="float">
            <text:p><text:s text:c="3"/>93,810</text:p>
          </table:table-cell>
          <table:table-cell table:style-name="ce49" office:value-type="float" office:value="2260" calcext:value-type="float">
            <text:p><text:s text:c="3"/>2,260</text:p>
          </table:table-cell>
          <table:table-cell table:style-name="ce49" office:value-type="float" office:value="1325" calcext:value-type="float">
            <text:p><text:s text:c="3"/>1,325</text:p>
          </table:table-cell>
          <table:table-cell table:style-name="ce49" office:value-type="float" office:value="652" calcext:value-type="float">
            <text:p><text:s text:c="3"/>652</text:p>
          </table:table-cell>
          <table:table-cell table:style-name="ce49" office:value-type="float" office:value="165327" calcext:value-type="float">
            <text:p><text:s text:c="3"/>165,327</text:p>
          </table:table-cell>
          <table:table-cell table:style-name="ce60" office:value-type="float" office:value="57008" calcext:value-type="float">
            <text:p><text:s text:c="3"/>57,00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50" office:value-type="float" office:value="624885" calcext:value-type="float">
            <text:p><text:s text:c="3"/>624,885</text:p>
          </table:table-cell>
          <table:table-cell table:style-name="ce50" office:value-type="float" office:value="608124" calcext:value-type="float">
            <text:p><text:s text:c="3"/>608,124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59105" calcext:value-type="float">
            <text:p><text:s text:c="3"/>59,105</text:p>
          </table:table-cell>
          <table:table-cell table:style-name="ce50" office:value-type="float" office:value="2164" calcext:value-type="float">
            <text:p><text:s text:c="3"/>2,164</text:p>
          </table:table-cell>
          <table:table-cell table:style-name="ce50" office:value-type="float" office:value="1355" calcext:value-type="float">
            <text:p><text:s text:c="3"/>1,35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18006" calcext:value-type="float">
            <text:p><text:s text:c="3"/>1,118,006</text:p>
          </table:table-cell>
          <table:table-cell table:style-name="ce48" office:value-type="float" office:value="1102326" calcext:value-type="float">
            <text:p><text:s text:c="3"/>1,102,326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154251" calcext:value-type="float">
            <text:p><text:s text:c="3"/>154,251</text:p>
          </table:table-cell>
          <table:table-cell table:style-name="ce48" office:value-type="float" office:value="4759" calcext:value-type="float">
            <text:p><text:s text:c="3"/>4,759</text:p>
          </table:table-cell>
          <table:table-cell table:style-name="ce48" office:value-type="float" office:value="2479" calcext:value-type="float">
            <text:p><text:s text:c="3"/>2,479</text:p>
          </table:table-cell>
          <table:table-cell table:style-name="ce48" office:value-type="float" office:value="1242" calcext:value-type="float">
            <text:p><text:s text:c="3"/>1,242</text:p>
          </table:table-cell>
          <table:table-cell table:style-name="ce48"/>
          <table:table-cell table:style-name="ce47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04612" calcext:value-type="float">
            <text:p><text:s text:c="3"/>504,612</text:p>
          </table:table-cell>
          <table:table-cell table:style-name="ce45" office:value-type="float" office:value="502197" calcext:value-type="float">
            <text:p><text:s text:c="3"/>502,197</text:p>
          </table:table-cell>
          <table:table-cell table:style-name="ce45" office:value-type="float" office:value="118848" calcext:value-type="float">
            <text:p><text:s text:c="3"/>118,848</text:p>
          </table:table-cell>
          <table:table-cell table:style-name="ce45" office:value-type="float" office:value="93618" calcext:value-type="float">
            <text:p><text:s text:c="3"/>93,618</text:p>
          </table:table-cell>
          <table:table-cell table:style-name="ce45" office:value-type="float" office:value="2477" calcext:value-type="float">
            <text:p><text:s text:c="3"/>2,477</text:p>
          </table:table-cell>
          <table:table-cell table:style-name="ce45" office:value-type="float" office:value="1158" calcext:value-type="float">
            <text:p><text:s text:c="3"/>1,158</text:p>
          </table:table-cell>
          <table:table-cell table:style-name="ce45" office:value-type="float" office:value="616" calcext:value-type="float">
            <text:p><text:s text:c="3"/>616</text:p>
          </table:table-cell>
          <table:table-cell table:style-name="ce45" office:value-type="float" office:value="143384" calcext:value-type="float">
            <text:p><text:s text:c="3"/>143,384</text:p>
          </table:table-cell>
          <table:table-cell table:style-name="ce43" office:value-type="float" office:value="55980" calcext:value-type="float">
            <text:p><text:s text:c="3"/>55,98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13394" calcext:value-type="float">
            <text:p><text:s text:c="3"/>613,394</text:p>
          </table:table-cell>
          <table:table-cell table:style-name="ce46" office:value-type="float" office:value="600129" calcext:value-type="float">
            <text:p><text:s text:c="3"/>600,129</text:p>
          </table:table-cell>
          <table:table-cell table:style-name="ce46" office:value-type="float" office:value="110633" calcext:value-type="float">
            <text:p><text:s text:c="3"/>110,633</text:p>
          </table:table-cell>
          <table:table-cell table:style-name="ce46" office:value-type="float" office:value="60633" calcext:value-type="float">
            <text:p><text:s text:c="3"/>60,633</text:p>
          </table:table-cell>
          <table:table-cell table:style-name="ce46" office:value-type="float" office:value="2282" calcext:value-type="float">
            <text:p><text:s text:c="3"/>2,282</text:p>
          </table:table-cell>
          <table:table-cell table:style-name="ce46" office:value-type="float" office:value="1321" calcext:value-type="float">
            <text:p><text:s text:c="3"/>1,321</text:p>
          </table:table-cell>
          <table:table-cell table:style-name="ce46" office:value-type="float" office:value="626" calcext:value-type="float">
            <text:p><text:s text:c="3"/>626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69788" calcext:value-type="float">
            <text:p><text:s text:c="3"/>69,788</text:p>
          </table:table-cell>
          <table:table-cell table:style-name="ce51" office:value-type="float" office:value="66499" calcext:value-type="float">
            <text:p><text:s text:c="3"/>66,499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2991" calcext:value-type="float">
            <text:p><text:s text:c="3"/>12,99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094" calcext:value-type="float">
            <text:p><text:s text:c="3"/>31,094</text:p>
          </table:table-cell>
          <table:table-cell table:style-name="ce59" office:value-type="float" office:value="29868" calcext:value-type="float">
            <text:p><text:s text:c="3"/>29,868</text:p>
          </table:table-cell>
          <table:table-cell table:style-name="ce61" office:value-type="float" office:value="7955" calcext:value-type="float">
            <text:p><text:s text:c="3"/>7,955</text:p>
          </table:table-cell>
          <table:table-cell table:style-name="ce61" office:value-type="float" office:value="7979" calcext:value-type="float">
            <text:p><text:s text:c="3"/>7,979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4442" calcext:value-type="float">
            <text:p><text:s text:c="3"/>14,442</text:p>
          </table:table-cell>
          <table:table-cell table:style-name="ce61" office:value-type="float" office:value="3633" calcext:value-type="float">
            <text:p><text:s text:c="3"/>3,63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694" calcext:value-type="float">
            <text:p><text:s text:c="3"/>38,694</text:p>
          </table:table-cell>
          <table:table-cell table:style-name="ce59" office:value-type="float" office:value="36631" calcext:value-type="float">
            <text:p><text:s text:c="3"/>36,631</text:p>
          </table:table-cell>
          <table:table-cell table:style-name="ce61" office:value-type="float" office:value="7341" calcext:value-type="float">
            <text:p><text:s text:c="3"/>7,341</text:p>
          </table:table-cell>
          <table:table-cell table:style-name="ce61" office:value-type="float" office:value="5012" calcext:value-type="float">
            <text:p><text:s text:c="3"/>5,012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94" calcext:value-type="float">
            <text:p><text:s text:c="3"/>101,194</text:p>
          </table:table-cell>
          <table:table-cell table:style-name="ce51" office:value-type="float" office:value="100879" calcext:value-type="float">
            <text:p><text:s text:c="3"/>100,879</text:p>
          </table:table-cell>
          <table:table-cell table:style-name="ce51" office:value-type="float" office:value="17500" calcext:value-type="float">
            <text:p><text:s text:c="3"/>17,500</text:p>
          </table:table-cell>
          <table:table-cell table:style-name="ce51" office:value-type="float" office:value="14318" calcext:value-type="float">
            <text:p><text:s text:c="3"/>14,31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163" calcext:value-type="float">
            <text:p><text:s text:c="3"/>46,163</text:p>
          </table:table-cell>
          <table:table-cell table:style-name="ce59" office:value-type="float" office:value="46410" calcext:value-type="float">
            <text:p><text:s text:c="3"/>46,410</text:p>
          </table:table-cell>
          <table:table-cell table:style-name="ce61" office:value-type="float" office:value="9171" calcext:value-type="float">
            <text:p><text:s text:c="3"/>9,171</text:p>
          </table:table-cell>
          <table:table-cell table:style-name="ce61" office:value-type="float" office:value="8686" calcext:value-type="float">
            <text:p><text:s text:c="3"/>8,686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9855" calcext:value-type="float">
            <text:p><text:s text:c="3"/>9,855</text:p>
          </table:table-cell>
          <table:table-cell table:style-name="ce61" office:value-type="float" office:value="4425" calcext:value-type="float">
            <text:p><text:s text:c="3"/>4,42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5031" calcext:value-type="float">
            <text:p><text:s text:c="3"/>55,031</text:p>
          </table:table-cell>
          <table:table-cell table:style-name="ce59" office:value-type="float" office:value="54469" calcext:value-type="float">
            <text:p><text:s text:c="3"/>54,469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5632" calcext:value-type="float">
            <text:p><text:s text:c="3"/>5,632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872" calcext:value-type="float">
            <text:p><text:s text:c="3"/>103,872</text:p>
          </table:table-cell>
          <table:table-cell table:style-name="ce51" office:value-type="float" office:value="103403" calcext:value-type="float">
            <text:p><text:s text:c="3"/>103,403</text:p>
          </table:table-cell>
          <table:table-cell table:style-name="ce51" office:value-type="float" office:value="19283" calcext:value-type="float">
            <text:p><text:s text:c="3"/>19,283</text:p>
          </table:table-cell>
          <table:table-cell table:style-name="ce51" office:value-type="float" office:value="14487" calcext:value-type="float">
            <text:p><text:s text:c="3"/>14,487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51" office:value-type="float" office:value="126" calcext:value-type="float">
            <text:p><text:s text:c="3"/>126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391" calcext:value-type="float">
            <text:p><text:s text:c="3"/>46,391</text:p>
          </table:table-cell>
          <table:table-cell table:style-name="ce59" office:value-type="float" office:value="46546" calcext:value-type="float">
            <text:p><text:s text:c="3"/>46,546</text:p>
          </table:table-cell>
          <table:table-cell table:style-name="ce61" office:value-type="float" office:value="9940" calcext:value-type="float">
            <text:p><text:s text:c="3"/>9,940</text:p>
          </table:table-cell>
          <table:table-cell table:style-name="ce61" office:value-type="float" office:value="8778" calcext:value-type="float">
            <text:p><text:s text:c="3"/>8,778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5151" calcext:value-type="float">
            <text:p><text:s text:c="3"/>15,151</text:p>
          </table:table-cell>
          <table:table-cell table:style-name="ce61" office:value-type="float" office:value="4989" calcext:value-type="float">
            <text:p><text:s text:c="3"/>4,9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481" calcext:value-type="float">
            <text:p><text:s text:c="3"/>57,481</text:p>
          </table:table-cell>
          <table:table-cell table:style-name="ce59" office:value-type="float" office:value="56857" calcext:value-type="float">
            <text:p><text:s text:c="3"/>56,857</text:p>
          </table:table-cell>
          <table:table-cell table:style-name="ce61" office:value-type="float" office:value="9343" calcext:value-type="float">
            <text:p><text:s text:c="3"/>9,343</text:p>
          </table:table-cell>
          <table:table-cell table:style-name="ce61" office:value-type="float" office:value="5709" calcext:value-type="float">
            <text:p><text:s text:c="3"/>5,709</text:p>
          </table:table-cell>
          <table:table-cell table:style-name="ce61" office:value-type="float" office:value="205" calcext:value-type="float">
            <text:p><text:s text:c="3"/>205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1444" calcext:value-type="float">
            <text:p><text:s text:c="3"/>91,444</text:p>
          </table:table-cell>
          <table:table-cell table:style-name="ce51" office:value-type="float" office:value="90180" calcext:value-type="float">
            <text:p><text:s text:c="3"/>90,180</text:p>
          </table:table-cell>
          <table:table-cell table:style-name="ce51" office:value-type="float" office:value="17405" calcext:value-type="float">
            <text:p><text:s text:c="3"/>17,405</text:p>
          </table:table-cell>
          <table:table-cell table:style-name="ce51" office:value-type="float" office:value="12919" calcext:value-type="float">
            <text:p><text:s text:c="3"/>12,919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200" calcext:value-type="float">
            <text:p><text:s text:c="3"/>200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1871" calcext:value-type="float">
            <text:p><text:s text:c="3"/>41,871</text:p>
          </table:table-cell>
          <table:table-cell table:style-name="ce59" office:value-type="float" office:value="41521" calcext:value-type="float">
            <text:p><text:s text:c="3"/>41,521</text:p>
          </table:table-cell>
          <table:table-cell table:style-name="ce61" office:value-type="float" office:value="8957" calcext:value-type="float">
            <text:p><text:s text:c="3"/>8,957</text:p>
          </table:table-cell>
          <table:table-cell table:style-name="ce61" office:value-type="float" office:value="7818" calcext:value-type="float">
            <text:p><text:s text:c="3"/>7,818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office:value-type="float" office:value="10110" calcext:value-type="float">
            <text:p><text:s text:c="3"/>10,110</text:p>
          </table:table-cell>
          <table:table-cell table:style-name="ce61" office:value-type="float" office:value="4795" calcext:value-type="float">
            <text:p><text:s text:c="3"/>4,7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573" calcext:value-type="float">
            <text:p><text:s text:c="3"/>49,573</text:p>
          </table:table-cell>
          <table:table-cell table:style-name="ce59" office:value-type="float" office:value="48659" calcext:value-type="float">
            <text:p><text:s text:c="3"/>48,659</text:p>
          </table:table-cell>
          <table:table-cell table:style-name="ce61" office:value-type="float" office:value="8448" calcext:value-type="float">
            <text:p><text:s text:c="3"/>8,448</text:p>
          </table:table-cell>
          <table:table-cell table:style-name="ce61" office:value-type="float" office:value="5101" calcext:value-type="float">
            <text:p><text:s text:c="3"/>5,101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777" calcext:value-type="float">
            <text:p><text:s text:c="3"/>103,777</text:p>
          </table:table-cell>
          <table:table-cell table:style-name="ce51" office:value-type="float" office:value="101825" calcext:value-type="float">
            <text:p><text:s text:c="3"/>101,825</text:p>
          </table:table-cell>
          <table:table-cell table:style-name="ce51" office:value-type="float" office:value="18542" calcext:value-type="float">
            <text:p><text:s text:c="3"/>18,542</text:p>
          </table:table-cell>
          <table:table-cell table:style-name="ce51" office:value-type="float" office:value="13120" calcext:value-type="float">
            <text:p><text:s text:c="3"/>13,120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style-name="ce51" office:value-type="float" office:value="214" calcext:value-type="float">
            <text:p><text:s text:c="3"/>21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891" calcext:value-type="float">
            <text:p><text:s text:c="3"/>46,891</text:p>
          </table:table-cell>
          <table:table-cell table:style-name="ce59" office:value-type="float" office:value="46667" calcext:value-type="float">
            <text:p><text:s text:c="3"/>46,667</text:p>
          </table:table-cell>
          <table:table-cell table:style-name="ce61" office:value-type="float" office:value="9527" calcext:value-type="float">
            <text:p><text:s text:c="3"/>9,527</text:p>
          </table:table-cell>
          <table:table-cell table:style-name="ce61" office:value-type="float" office:value="7977" calcext:value-type="float">
            <text:p><text:s text:c="3"/>7,97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0630" calcext:value-type="float">
            <text:p><text:s text:c="3"/>10,630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886" calcext:value-type="float">
            <text:p><text:s text:c="3"/>56,886</text:p>
          </table:table-cell>
          <table:table-cell table:style-name="ce59" office:value-type="float" office:value="55158" calcext:value-type="float">
            <text:p><text:s text:c="3"/>55,158</text:p>
          </table:table-cell>
          <table:table-cell table:style-name="ce61" office:value-type="float" office:value="9015" calcext:value-type="float">
            <text:p><text:s text:c="3"/>9,015</text:p>
          </table:table-cell>
          <table:table-cell table:style-name="ce61" office:value-type="float" office:value="5143" calcext:value-type="float">
            <text:p><text:s text:c="3"/>5,143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9886" calcext:value-type="float">
            <text:p><text:s text:c="3"/>89,886</text:p>
          </table:table-cell>
          <table:table-cell table:style-name="ce51" office:value-type="float" office:value="88294" calcext:value-type="float">
            <text:p><text:s text:c="3"/>88,294</text:p>
          </table:table-cell>
          <table:table-cell table:style-name="ce51" office:value-type="float" office:value="19482" calcext:value-type="float">
            <text:p><text:s text:c="3"/>19,482</text:p>
          </table:table-cell>
          <table:table-cell table:style-name="ce51" office:value-type="float" office:value="11719" calcext:value-type="float">
            <text:p><text:s text:c="3"/>11,719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0632" calcext:value-type="float">
            <text:p><text:s text:c="3"/>40,632</text:p>
          </table:table-cell>
          <table:table-cell table:style-name="ce59" office:value-type="float" office:value="40248" calcext:value-type="float">
            <text:p><text:s text:c="3"/>40,248</text:p>
          </table:table-cell>
          <table:table-cell table:style-name="ce61" office:value-type="float" office:value="10192" calcext:value-type="float">
            <text:p><text:s text:c="3"/>10,192</text:p>
          </table:table-cell>
          <table:table-cell table:style-name="ce61" office:value-type="float" office:value="7053" calcext:value-type="float">
            <text:p><text:s text:c="3"/>7,05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0543" calcext:value-type="float">
            <text:p><text:s text:c="3"/>10,543</text:p>
          </table:table-cell>
          <table:table-cell table:style-name="ce61" office:value-type="float" office:value="4661" calcext:value-type="float">
            <text:p><text:s text:c="3"/>4,66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254" calcext:value-type="float">
            <text:p><text:s text:c="3"/>49,254</text:p>
          </table:table-cell>
          <table:table-cell table:style-name="ce59" office:value-type="float" office:value="48046" calcext:value-type="float">
            <text:p><text:s text:c="3"/>48,046</text:p>
          </table:table-cell>
          <table:table-cell table:style-name="ce61" office:value-type="float" office:value="9290" calcext:value-type="float">
            <text:p><text:s text:c="3"/>9,290</text:p>
          </table:table-cell>
          <table:table-cell table:style-name="ce61" office:value-type="float" office:value="4666" calcext:value-type="float">
            <text:p><text:s text:c="3"/>4,666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8129" calcext:value-type="float">
            <text:p><text:s text:c="3"/>108,129</text:p>
          </table:table-cell>
          <table:table-cell table:style-name="ce51" office:value-type="float" office:value="104825" calcext:value-type="float">
            <text:p><text:s text:c="3"/>104,825</text:p>
          </table:table-cell>
          <table:table-cell table:style-name="ce51" office:value-type="float" office:value="16897" calcext:value-type="float">
            <text:p><text:s text:c="3"/>16,897</text:p>
          </table:table-cell>
          <table:table-cell table:style-name="ce51" office:value-type="float" office:value="13576" calcext:value-type="float">
            <text:p><text:s text:c="3"/>13,576</text:p>
          </table:table-cell>
          <table:table-cell table:style-name="ce51" office:value-type="float" office:value="403" calcext:value-type="float">
            <text:p><text:s text:c="3"/>403</text:p>
          </table:table-cell>
          <table:table-cell table:style-name="ce51" office:value-type="float" office:value="247" calcext:value-type="float">
            <text:p><text:s text:c="3"/>247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981" calcext:value-type="float">
            <text:p><text:s text:c="3"/>48,981</text:p>
          </table:table-cell>
          <table:table-cell table:style-name="ce59" office:value-type="float" office:value="48007" calcext:value-type="float">
            <text:p><text:s text:c="3"/>48,007</text:p>
          </table:table-cell>
          <table:table-cell table:style-name="ce61" office:value-type="float" office:value="8806" calcext:value-type="float">
            <text:p><text:s text:c="3"/>8,806</text:p>
          </table:table-cell>
          <table:table-cell table:style-name="ce61" office:value-type="float" office:value="8190" calcext:value-type="float">
            <text:p><text:s text:c="3"/>8,190</text:p>
          </table:table-cell>
          <table:table-cell table:style-name="ce61" office:value-type="float" office:value="225" calcext:value-type="float">
            <text:p><text:s text:c="3"/>225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2306" calcext:value-type="float">
            <text:p><text:s text:c="3"/>12,306</text:p>
          </table:table-cell>
          <table:table-cell table:style-name="ce61" office:value-type="float" office:value="5189" calcext:value-type="float">
            <text:p><text:s text:c="3"/>5,1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148" calcext:value-type="float">
            <text:p><text:s text:c="3"/>59,148</text:p>
          </table:table-cell>
          <table:table-cell table:style-name="ce59" office:value-type="float" office:value="56818" calcext:value-type="float">
            <text:p><text:s text:c="3"/>56,818</text:p>
          </table:table-cell>
          <table:table-cell table:style-name="ce61" office:value-type="float" office:value="8091" calcext:value-type="float">
            <text:p><text:s text:c="3"/>8,091</text:p>
          </table:table-cell>
          <table:table-cell table:style-name="ce61" office:value-type="float" office:value="5386" calcext:value-type="float">
            <text:p><text:s text:c="3"/>5,386</text:p>
          </table:table-cell>
          <table:table-cell table:style-name="ce61" office:value-type="float" office:value="178" calcext:value-type="float">
            <text:p><text:s text:c="3"/>17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4752" calcext:value-type="float">
            <text:p><text:s text:c="3"/>114,752</text:p>
          </table:table-cell>
          <table:table-cell table:style-name="ce51" office:value-type="float" office:value="113572" calcext:value-type="float">
            <text:p><text:s text:c="3"/>113,572</text:p>
          </table:table-cell>
          <table:table-cell table:style-name="ce51" office:value-type="float" office:value="19615" calcext:value-type="float">
            <text:p><text:s text:c="3"/>19,615</text:p>
          </table:table-cell>
          <table:table-cell table:style-name="ce51" office:value-type="float" office:value="12726" calcext:value-type="float">
            <text:p><text:s text:c="3"/>12,726</text:p>
          </table:table-cell>
          <table:table-cell table:style-name="ce51" office:value-type="float" office:value="444" calcext:value-type="float">
            <text:p><text:s text:c="3"/>444</text:p>
          </table:table-cell>
          <table:table-cell table:style-name="ce51" office:value-type="float" office:value="223" calcext:value-type="float">
            <text:p><text:s text:c="3"/>223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2777" calcext:value-type="float">
            <text:p><text:s text:c="3"/>52,777</text:p>
          </table:table-cell>
          <table:table-cell table:style-name="ce59" office:value-type="float" office:value="52699" calcext:value-type="float">
            <text:p><text:s text:c="3"/>52,699</text:p>
          </table:table-cell>
          <table:table-cell table:style-name="ce61" office:value-type="float" office:value="10020" calcext:value-type="float">
            <text:p><text:s text:c="3"/>10,020</text:p>
          </table:table-cell>
          <table:table-cell table:style-name="ce61" office:value-type="float" office:value="7696" calcext:value-type="float">
            <text:p><text:s text:c="3"/>7,696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37" calcext:value-type="float">
            <text:p><text:s text:c="3"/>37</text:p>
          </table:table-cell>
          <table:table-cell table:style-name="ce61" office:value-type="float" office:value="8045" calcext:value-type="float">
            <text:p><text:s text:c="3"/>8,045</text:p>
          </table:table-cell>
          <table:table-cell table:style-name="ce61" office:value-type="float" office:value="4993" calcext:value-type="float">
            <text:p><text:s text:c="3"/>4,99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61975" calcext:value-type="float">
            <text:p><text:s text:c="3"/>61,975</text:p>
          </table:table-cell>
          <table:table-cell table:style-name="ce59" office:value-type="float" office:value="60873" calcext:value-type="float">
            <text:p><text:s text:c="3"/>60,873</text:p>
          </table:table-cell>
          <table:table-cell table:style-name="ce61" office:value-type="float" office:value="9595" calcext:value-type="float">
            <text:p><text:s text:c="3"/>9,595</text:p>
          </table:table-cell>
          <table:table-cell table:style-name="ce61" office:value-type="float" office:value="5030" calcext:value-type="float">
            <text:p><text:s text:c="3"/>5,030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4126" calcext:value-type="float">
            <text:p><text:s text:c="3"/>94,126</text:p>
          </table:table-cell>
          <table:table-cell table:style-name="ce51" office:value-type="float" office:value="95446" calcext:value-type="float">
            <text:p><text:s text:c="3"/>95,446</text:p>
          </table:table-cell>
          <table:table-cell table:style-name="ce51" office:value-type="float" office:value="18908" calcext:value-type="float">
            <text:p><text:s text:c="3"/>18,908</text:p>
          </table:table-cell>
          <table:table-cell table:style-name="ce51" office:value-type="float" office:value="11359" calcext:value-type="float">
            <text:p><text:s text:c="3"/>11,359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3109" calcext:value-type="float">
            <text:p><text:s text:c="3"/>43,109</text:p>
          </table:table-cell>
          <table:table-cell table:style-name="ce59" office:value-type="float" office:value="43933" calcext:value-type="float">
            <text:p><text:s text:c="3"/>43,933</text:p>
          </table:table-cell>
          <table:table-cell table:style-name="ce61" office:value-type="float" office:value="9831" calcext:value-type="float">
            <text:p><text:s text:c="3"/>9,831</text:p>
          </table:table-cell>
          <table:table-cell table:style-name="ce61" office:value-type="float" office:value="6947" calcext:value-type="float">
            <text:p><text:s text:c="3"/>6,947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7924" calcext:value-type="float">
            <text:p><text:s text:c="3"/>7,924</text:p>
          </table:table-cell>
          <table:table-cell table:style-name="ce61" office:value-type="float" office:value="4530" calcext:value-type="float">
            <text:p><text:s text:c="3"/>4,53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1017" calcext:value-type="float">
            <text:p><text:s text:c="3"/>51,017</text:p>
          </table:table-cell>
          <table:table-cell table:style-name="ce59" office:value-type="float" office:value="51513" calcext:value-type="float">
            <text:p><text:s text:c="3"/>51,513</text:p>
          </table:table-cell>
          <table:table-cell table:style-name="ce61" office:value-type="float" office:value="9077" calcext:value-type="float">
            <text:p><text:s text:c="3"/>9,077</text:p>
          </table:table-cell>
          <table:table-cell table:style-name="ce61" office:value-type="float" office:value="4412" calcext:value-type="float">
            <text:p><text:s text:c="3"/>4,412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4014" calcext:value-type="float">
            <text:p><text:s text:c="3"/>84,014</text:p>
          </table:table-cell>
          <table:table-cell table:style-name="ce51" office:value-type="float" office:value="83382" calcext:value-type="float">
            <text:p><text:s text:c="3"/>83,382</text:p>
          </table:table-cell>
          <table:table-cell table:style-name="ce51" office:value-type="float" office:value="23398" calcext:value-type="float">
            <text:p><text:s text:c="3"/>23,398</text:p>
          </table:table-cell>
          <table:table-cell table:style-name="ce51" office:value-type="float" office:value="13107" calcext:value-type="float">
            <text:p><text:s text:c="3"/>13,107</text:p>
          </table:table-cell>
          <table:table-cell table:style-name="ce51" office:value-type="float" office:value="464" calcext:value-type="float">
            <text:p><text:s text:c="3"/>464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7599" calcext:value-type="float">
            <text:p><text:s text:c="3"/>37,599</text:p>
          </table:table-cell>
          <table:table-cell table:style-name="ce59" office:value-type="float" office:value="37735" calcext:value-type="float">
            <text:p><text:s text:c="3"/>37,735</text:p>
          </table:table-cell>
          <table:table-cell table:style-name="ce61" office:value-type="float" office:value="12163" calcext:value-type="float">
            <text:p><text:s text:c="3"/>12,163</text:p>
          </table:table-cell>
          <table:table-cell table:style-name="ce61" office:value-type="float" office:value="7860" calcext:value-type="float">
            <text:p><text:s text:c="3"/>7,860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61" calcext:value-type="float">
            <text:p><text:s text:c="3"/>61</text:p>
          </table:table-cell>
          <table:table-cell table:style-name="ce61" office:value-type="float" office:value="13797" calcext:value-type="float">
            <text:p><text:s text:c="3"/>13,797</text:p>
          </table:table-cell>
          <table:table-cell table:style-name="ce61" office:value-type="float" office:value="5102" calcext:value-type="float">
            <text:p><text:s text:c="3"/>5,102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415" calcext:value-type="float">
            <text:p><text:s text:c="3"/>46,415</text:p>
          </table:table-cell>
          <table:table-cell table:style-name="ce59" office:value-type="float" office:value="45647" calcext:value-type="float">
            <text:p><text:s text:c="3"/>45,647</text:p>
          </table:table-cell>
          <table:table-cell table:style-name="ce61" office:value-type="float" office:value="11235" calcext:value-type="float">
            <text:p><text:s text:c="3"/>11,235</text:p>
          </table:table-cell>
          <table:table-cell table:style-name="ce61" office:value-type="float" office:value="5247" calcext:value-type="float">
            <text:p><text:s text:c="3"/>5,24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8779" calcext:value-type="float">
            <text:p><text:s text:c="3"/>78,779</text:p>
          </table:table-cell>
          <table:table-cell table:style-name="ce51" office:value-type="float" office:value="77218" calcext:value-type="float">
            <text:p><text:s text:c="3"/>77,218</text:p>
          </table:table-cell>
          <table:table-cell table:style-name="ce51" office:value-type="float" office:value="21953" calcext:value-type="float">
            <text:p><text:s text:c="3"/>21,953</text:p>
          </table:table-cell>
          <table:table-cell table:style-name="ce51" office:value-type="float" office:value="12086" calcext:value-type="float">
            <text:p><text:s text:c="3"/>12,086</text:p>
          </table:table-cell>
          <table:table-cell table:style-name="ce51" office:value-type="float" office:value="427" calcext:value-type="float">
            <text:p><text:s text:c="3"/>427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120" calcext:value-type="float">
            <text:p><text:s text:c="3"/>120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556" calcext:value-type="float">
            <text:p><text:s text:c="3"/>34,556</text:p>
          </table:table-cell>
          <table:table-cell table:style-name="ce59" office:value-type="float" office:value="34411" calcext:value-type="float">
            <text:p><text:s text:c="3"/>34,411</text:p>
          </table:table-cell>
          <table:table-cell table:style-name="ce61" office:value-type="float" office:value="11425" calcext:value-type="float">
            <text:p><text:s text:c="3"/>11,425</text:p>
          </table:table-cell>
          <table:table-cell table:style-name="ce61" office:value-type="float" office:value="7387" calcext:value-type="float">
            <text:p><text:s text:c="3"/>7,387</text:p>
          </table:table-cell>
          <table:table-cell table:style-name="ce61" office:value-type="float" office:value="215" calcext:value-type="float">
            <text:p><text:s text:c="3"/>215</text:p>
          </table:table-cell>
          <table:table-cell table:style-name="ce61" office:value-type="float" office:value="94" calcext:value-type="float">
            <text:p><text:s text:c="3"/>94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office:value-type="float" office:value="15280" calcext:value-type="float">
            <text:p><text:s text:c="3"/>15,280</text:p>
          </table:table-cell>
          <table:table-cell table:style-name="ce61" office:value-type="float" office:value="4499" calcext:value-type="float">
            <text:p><text:s text:c="3"/>4,49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4223" calcext:value-type="float">
            <text:p><text:s text:c="3"/>44,223</text:p>
          </table:table-cell>
          <table:table-cell table:style-name="ce59" office:value-type="float" office:value="42807" calcext:value-type="float">
            <text:p><text:s text:c="3"/>42,807</text:p>
          </table:table-cell>
          <table:table-cell table:style-name="ce61" office:value-type="float" office:value="10528" calcext:value-type="float">
            <text:p><text:s text:c="3"/>10,528</text:p>
          </table:table-cell>
          <table:table-cell table:style-name="ce61" office:value-type="float" office:value="4699" calcext:value-type="float">
            <text:p><text:s text:c="3"/>4,699</text:p>
          </table:table-cell>
          <table:table-cell table:style-name="ce61" office:value-type="float" office:value="212" calcext:value-type="float">
            <text:p><text:s text:c="3"/>212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8245" calcext:value-type="float">
            <text:p><text:s text:c="3"/>78,245</text:p>
          </table:table-cell>
          <table:table-cell table:style-name="ce51" office:value-type="float" office:value="76803" calcext:value-type="float">
            <text:p><text:s text:c="3"/>76,803</text:p>
          </table:table-cell>
          <table:table-cell table:style-name="ce51" office:value-type="float" office:value="21202" calcext:value-type="float">
            <text:p><text:s text:c="3"/>21,202</text:p>
          </table:table-cell>
          <table:table-cell table:style-name="ce51" office:value-type="float" office:value="11843" calcext:value-type="float">
            <text:p><text:s text:c="3"/>11,843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214" calcext:value-type="float">
            <text:p><text:s text:c="3"/>214</text:p>
          </table:table-cell>
          <table:table-cell table:style-name="ce51" office:value-type="float" office:value="102" calcext:value-type="float">
            <text:p><text:s text:c="3"/>102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548" calcext:value-type="float">
            <text:p><text:s text:c="3"/>34,548</text:p>
          </table:table-cell>
          <table:table-cell table:style-name="ce59" office:value-type="float" office:value="34152" calcext:value-type="float">
            <text:p><text:s text:c="3"/>34,152</text:p>
          </table:table-cell>
          <table:table-cell table:style-name="ce61" office:value-type="float" office:value="10861" calcext:value-type="float">
            <text:p><text:s text:c="3"/>10,861</text:p>
          </table:table-cell>
          <table:table-cell table:style-name="ce61" office:value-type="float" office:value="7247" calcext:value-type="float">
            <text:p><text:s text:c="3"/>7,247</text:p>
          </table:table-cell>
          <table:table-cell table:style-name="ce61" office:value-type="float" office:value="195" calcext:value-type="float">
            <text:p><text:s text:c="3"/>195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5301" calcext:value-type="float">
            <text:p><text:s text:c="3"/>15,301</text:p>
          </table:table-cell>
          <table:table-cell table:style-name="ce61" office:value-type="float" office:value="4054" calcext:value-type="float">
            <text:p><text:s text:c="3"/>4,054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3697" calcext:value-type="float">
            <text:p><text:s text:c="3"/>43,697</text:p>
          </table:table-cell>
          <table:table-cell table:style-name="ce59" office:value-type="float" office:value="42651" calcext:value-type="float">
            <text:p><text:s text:c="3"/>42,651</text:p>
          </table:table-cell>
          <table:table-cell table:style-name="ce61" office:value-type="float" office:value="10341" calcext:value-type="float">
            <text:p><text:s text:c="3"/>10,341</text:p>
          </table:table-cell>
          <table:table-cell table:style-name="ce61" office:value-type="float" office:value="4596" calcext:value-type="float">
            <text:p><text:s text:c="3"/>4,596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1月止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7345" calcext:value-type="float">
            <text:p><text:s text:c="3"/>87,345</text:p>
          </table:table-cell>
          <table:table-cell table:style-name="ce48" office:value-type="float" office:value="85705" calcext:value-type="float">
            <text:p><text:s text:c="3"/>85,705</text:p>
          </table:table-cell>
          <table:table-cell table:style-name="ce48" office:value-type="float" office:value="21982" calcext:value-type="float">
            <text:p><text:s text:c="3"/>21,982</text:p>
          </table:table-cell>
          <table:table-cell table:style-name="ce48" office:value-type="float" office:value="15352" calcext:value-type="float">
            <text:p><text:s text:c="3"/>15,352</text:p>
          </table:table-cell>
          <table:table-cell table:style-name="ce48" office:value-type="float" office:value="471" calcext:value-type="float">
            <text:p><text:s text:c="3"/>47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/>
          <table:table-cell table:style-name="ce47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8648" calcext:value-type="float">
            <text:p><text:s text:c="3"/>38,648</text:p>
          </table:table-cell>
          <table:table-cell table:style-name="ce45" office:value-type="float" office:value="38327" calcext:value-type="float">
            <text:p><text:s text:c="3"/>38,327</text:p>
          </table:table-cell>
          <table:table-cell table:style-name="ce45" office:value-type="float" office:value="11336" calcext:value-type="float">
            <text:p><text:s text:c="3"/>11,336</text:p>
          </table:table-cell>
          <table:table-cell table:style-name="ce45" office:value-type="float" office:value="9318" calcext:value-type="float">
            <text:p><text:s text:c="3"/>9,318</text:p>
          </table:table-cell>
          <table:table-cell table:style-name="ce45" office:value-type="float" office:value="252" calcext:value-type="float">
            <text:p><text:s text:c="3"/>252</text:p>
          </table:table-cell>
          <table:table-cell table:style-name="ce45" office:value-type="float" office:value="83" calcext:value-type="float">
            <text:p><text:s text:c="3"/>83</text:p>
          </table:table-cell>
          <table:table-cell table:style-name="ce45" office:value-type="float" office:value="62" calcext:value-type="float">
            <text:p><text:s text:c="3"/>62</text:p>
          </table:table-cell>
          <table:table-cell table:style-name="ce45" office:value-type="float" office:value="17258" calcext:value-type="float">
            <text:p><text:s text:c="3"/>17,258</text:p>
          </table:table-cell>
          <table:table-cell table:style-name="ce43" office:value-type="float" office:value="4266" calcext:value-type="float">
            <text:p><text:s text:c="3"/>4,26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8697" calcext:value-type="float">
            <text:p><text:s text:c="3"/>48,697</text:p>
          </table:table-cell>
          <table:table-cell table:style-name="ce46" office:value-type="float" office:value="47378" calcext:value-type="float">
            <text:p><text:s text:c="3"/>47,378</text:p>
          </table:table-cell>
          <table:table-cell table:style-name="ce46" office:value-type="float" office:value="10646" calcext:value-type="float">
            <text:p><text:s text:c="3"/>10,646</text:p>
          </table:table-cell>
          <table:table-cell table:style-name="ce46" office:value-type="float" office:value="6034" calcext:value-type="float">
            <text:p><text:s text:c="3"/>6,034</text:p>
          </table:table-cell>
          <table:table-cell table:style-name="ce46" office:value-type="float" office:value="219" calcext:value-type="float">
            <text:p><text:s text:c="3"/>219</text:p>
          </table:table-cell>
          <table:table-cell table:style-name="ce46" office:value-type="float" office:value="108" calcext:value-type="float">
            <text:p><text:s text:c="3"/>108</text:p>
          </table:table-cell>
          <table:table-cell table:style-name="ce46" office:value-type="float" office:value="55" calcext:value-type="float">
            <text:p><text:s text:c="3"/>55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7345" calcext:value-type="float">
            <text:p><text:s text:c="3"/>87,345</text:p>
          </table:table-cell>
          <table:table-cell table:style-name="ce51" office:value-type="float" office:value="85705" calcext:value-type="float">
            <text:p><text:s text:c="3"/>85,705</text:p>
          </table:table-cell>
          <table:table-cell table:style-name="ce51" office:value-type="float" office:value="21982" calcext:value-type="float">
            <text:p><text:s text:c="3"/>21,982</text:p>
          </table:table-cell>
          <table:table-cell table:style-name="ce51" office:value-type="float" office:value="15352" calcext:value-type="float">
            <text:p><text:s text:c="3"/>15,352</text:p>
          </table:table-cell>
          <table:table-cell table:style-name="ce51" office:value-type="float" office:value="471" calcext:value-type="float">
            <text:p><text:s text:c="3"/>471</text:p>
          </table:table-cell>
          <table:table-cell table:style-name="ce51" office:value-type="float" office:value="191" calcext:value-type="float">
            <text:p><text:s text:c="3"/>191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8648" calcext:value-type="float">
            <text:p><text:s text:c="3"/>38,648</text:p>
          </table:table-cell>
          <table:table-cell table:style-name="ce59" office:value-type="float" office:value="38327" calcext:value-type="float">
            <text:p><text:s text:c="3"/>38,327</text:p>
          </table:table-cell>
          <table:table-cell table:style-name="ce61" office:value-type="float" office:value="11336" calcext:value-type="float">
            <text:p><text:s text:c="3"/>11,336</text:p>
          </table:table-cell>
          <table:table-cell table:style-name="ce61" office:value-type="float" office:value="9318" calcext:value-type="float">
            <text:p><text:s text:c="3"/>9,318</text:p>
          </table:table-cell>
          <table:table-cell table:style-name="ce61" office:value-type="float" office:value="252" calcext:value-type="float">
            <text:p><text:s text:c="3"/>252</text:p>
          </table:table-cell>
          <table:table-cell table:style-name="ce61" office:value-type="float" office:value="83" calcext:value-type="float">
            <text:p><text:s text:c="3"/>83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office:value-type="float" office:value="17258" calcext:value-type="float">
            <text:p><text:s text:c="3"/>17,258</text:p>
          </table:table-cell>
          <table:table-cell table:style-name="ce61" office:value-type="float" office:value="4266" calcext:value-type="float">
            <text:p><text:s text:c="3"/>4,26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8697" calcext:value-type="float">
            <text:p><text:s text:c="3"/>48,697</text:p>
          </table:table-cell>
          <table:table-cell table:style-name="ce59" office:value-type="float" office:value="47378" calcext:value-type="float">
            <text:p><text:s text:c="3"/>47,378</text:p>
          </table:table-cell>
          <table:table-cell table:style-name="ce61" office:value-type="float" office:value="10646" calcext:value-type="float">
            <text:p><text:s text:c="3"/>10,646</text:p>
          </table:table-cell>
          <table:table-cell table:style-name="ce61" office:value-type="float" office:value="6034" calcext:value-type="float">
            <text:p><text:s text:c="3"/>6,034</text:p>
          </table:table-cell>
          <table:table-cell table:style-name="ce61" office:value-type="float" office:value="219" calcext:value-type="float">
            <text:p><text:s text:c="3"/>21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25.16" calcext:value-type="float">
            <text:p><text:s/>25.16</text:p>
          </table:table-cell>
          <table:table-cell table:style-name="ce53" office:value-type="float" office:value="28.88" calcext:value-type="float">
            <text:p><text:s/>28.88</text:p>
          </table:table-cell>
          <table:table-cell table:style-name="ce53" office:value-type="float" office:value="43.71" calcext:value-type="float">
            <text:p><text:s/>43.71</text:p>
          </table:table-cell>
          <table:table-cell table:style-name="ce53" office:value-type="float" office:value="18.17" calcext:value-type="float">
            <text:p><text:s/>18.17</text:p>
          </table:table-cell>
          <table:table-cell table:style-name="ce53" office:value-type="float" office:value="51.94" calcext:value-type="float">
            <text:p><text:s/>51.94</text:p>
          </table:table-cell>
          <table:table-cell table:style-name="ce53" office:value-type="float" office:value="2.69" calcext:value-type="float">
            <text:p><text:s/>2.69</text:p>
          </table:table-cell>
          <table:table-cell table:style-name="ce53" office:value-type="float" office:value="50" calcext:value-type="float">
            <text:p><text:s/>50.00</text:p>
          </table:table-cell>
          <table:table-cell table:style-name="ce73"/>
          <table:table-cell table:style-name="ce85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24.29" calcext:value-type="float">
            <text:p><text:s/>24.29</text:p>
          </table:table-cell>
          <table:table-cell table:style-name="ce54" office:value-type="float" office:value="28.32" calcext:value-type="float">
            <text:p><text:s/>28.32</text:p>
          </table:table-cell>
          <table:table-cell table:style-name="ce54" office:value-type="float" office:value="42.5" calcext:value-type="float">
            <text:p><text:s/>42.50</text:p>
          </table:table-cell>
          <table:table-cell table:style-name="ce54" office:value-type="float" office:value="16.78" calcext:value-type="float">
            <text:p><text:s/>16.78</text:p>
          </table:table-cell>
          <table:table-cell table:style-name="ce54" office:value-type="float" office:value="69.13" calcext:value-type="float">
            <text:p><text:s/>69.13</text:p>
          </table:table-cell>
          <table:table-cell table:style-name="ce54" office:value-type="float" office:value="-15.31" calcext:value-type="float">
            <text:p><text:s text:c="3"/>－15.31</text:p>
          </table:table-cell>
          <table:table-cell table:style-name="ce54" office:value-type="float" office:value="72.22" calcext:value-type="float">
            <text:p><text:s/>72.22</text:p>
          </table:table-cell>
          <table:table-cell table:style-name="ce54" office:value-type="float" office:value="19.5" calcext:value-type="float">
            <text:p><text:s/>19.50</text:p>
          </table:table-cell>
          <table:table-cell table:style-name="ce86" office:value-type="float" office:value="17.42" calcext:value-type="float">
            <text:p><text:s/>17.42</text:p>
          </table:table-cell>
          <table:table-cell table:style-name="ce94"/>
          <table:table-cell table:style-name="ce97"/>
          <table:table-cell table:style-name="ce94" table:number-columns-repeated="17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25.85" calcext:value-type="float">
            <text:p><text:s/>25.85</text:p>
          </table:table-cell>
          <table:table-cell table:style-name="ce55" office:value-type="float" office:value="29.34" calcext:value-type="float">
            <text:p><text:s/>29.34</text:p>
          </table:table-cell>
          <table:table-cell table:style-name="ce55" office:value-type="float" office:value="45.02" calcext:value-type="float">
            <text:p><text:s/>45.02</text:p>
          </table:table-cell>
          <table:table-cell table:style-name="ce55" office:value-type="float" office:value="20.39" calcext:value-type="float">
            <text:p><text:s/>20.39</text:p>
          </table:table-cell>
          <table:table-cell table:style-name="ce55" office:value-type="float" office:value="36.02" calcext:value-type="float">
            <text:p><text:s/>36.02</text:p>
          </table:table-cell>
          <table:table-cell table:style-name="ce55" office:value-type="float" office:value="22.73" calcext:value-type="float">
            <text:p><text:s/>22.73</text:p>
          </table:table-cell>
          <table:table-cell table:style-name="ce55" office:value-type="float" office:value="30.95" calcext:value-type="float">
            <text:p><text:s/>30.95</text:p>
          </table:table-cell>
          <table:table-cell table:style-name="ce74"/>
          <table:table-cell table:style-name="ce87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 <text:s text:c="2"/>上 <text:s text:c="2"/>月　　増減 (%) 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.63" calcext:value-type="float">
            <text:p><text:s/>11.63</text:p>
          </table:table-cell>
          <table:table-cell table:style-name="ce56" office:value-type="float" office:value="11.59" calcext:value-type="float">
            <text:p><text:s/>11.59</text:p>
          </table:table-cell>
          <table:table-cell table:style-name="ce56" office:value-type="float" office:value="3.68" calcext:value-type="float">
            <text:p><text:s/>3.68</text:p>
          </table:table-cell>
          <table:table-cell table:style-name="ce56" office:value-type="float" office:value="29.63" calcext:value-type="float">
            <text:p><text:s/>29.63</text:p>
          </table:table-cell>
          <table:table-cell table:style-name="ce56" office:value-type="float" office:value="16.3" calcext:value-type="float">
            <text:p><text:s/>16.30</text:p>
          </table:table-cell>
          <table:table-cell table:style-name="ce56" office:value-type="float" office:value="-10.75" calcext:value-type="float">
            <text:p><text:s text:c="3"/>－10.75</text:p>
          </table:table-cell>
          <table:table-cell table:style-name="ce56" office:value-type="float" office:value="14.71" calcext:value-type="float">
            <text:p><text:s/>14.7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11.87" calcext:value-type="float">
            <text:p><text:s/>11.87</text:p>
          </table:table-cell>
          <table:table-cell table:style-name="ce54" office:value-type="float" office:value="12.22" calcext:value-type="float">
            <text:p><text:s/>12.22</text:p>
          </table:table-cell>
          <table:table-cell table:style-name="ce54" office:value-type="float" office:value="4.37" calcext:value-type="float">
            <text:p><text:s/>4.37</text:p>
          </table:table-cell>
          <table:table-cell table:style-name="ce54" office:value-type="float" office:value="28.58" calcext:value-type="float">
            <text:p><text:s/>28.58</text:p>
          </table:table-cell>
          <table:table-cell table:style-name="ce54" office:value-type="float" office:value="29.23" calcext:value-type="float">
            <text:p><text:s/>29.23</text:p>
          </table:table-cell>
          <table:table-cell table:style-name="ce54" office:value-type="float" office:value="-15.31" calcext:value-type="float">
            <text:p><text:s text:c="3"/>－15.31</text:p>
          </table:table-cell>
          <table:table-cell table:style-name="ce54" office:value-type="float" office:value="26.53" calcext:value-type="float">
            <text:p><text:s/>26.53</text:p>
          </table:table-cell>
          <table:table-cell table:style-name="ce54" office:value-type="float" office:value="12.79" calcext:value-type="float">
            <text:p><text:s/>12.79</text:p>
          </table:table-cell>
          <table:table-cell table:style-name="ce86" office:value-type="float" office:value="5.23" calcext:value-type="float">
            <text:p><text:s/>5.23</text:p>
          </table:table-cell>
          <table:table-cell table:style-name="ce95"/>
          <table:table-cell table:style-name="ce94" table:number-columns-repeated="18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11.44" calcext:value-type="float">
            <text:p><text:s/>11.44</text:p>
          </table:table-cell>
          <table:table-cell table:style-name="ce55" office:value-type="float" office:value="11.08" calcext:value-type="float">
            <text:p><text:s/>11.08</text:p>
          </table:table-cell>
          <table:table-cell table:style-name="ce55" office:value-type="float" office:value="2.95" calcext:value-type="float">
            <text:p><text:s/>2.95</text:p>
          </table:table-cell>
          <table:table-cell table:style-name="ce55" office:value-type="float" office:value="31.29" calcext:value-type="float">
            <text:p><text:s/>31.29</text:p>
          </table:table-cell>
          <table:table-cell table:style-name="ce55" office:value-type="float" office:value="4.29" calcext:value-type="float">
            <text:p><text:s/>4.29</text:p>
          </table:table-cell>
          <table:table-cell table:style-name="ce55" office:value-type="float" office:value="-6.9" calcext:value-type="float">
            <text:p><text:s text:c="3"/>－6.90</text:p>
          </table:table-cell>
          <table:table-cell table:style-name="ce55" office:value-type="float" office:value="3.77" calcext:value-type="float">
            <text:p><text:s/>3.77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說明：1.本表按登記日期統計。</text:p>
          </table:table-cell>
          <table:table-cell table:style-name="ce39" table:number-columns-repeated="5"/>
          <table:table-cell table:style-name="ce63"/>
          <table:table-cell table:style-name="ce64"/>
          <table:table-cell table:style-name="ce63"/>
          <table:table-cell table:style-name="ce76"/>
          <table:table-cell table:style-name="ce88" office:value-type="string" calcext:value-type="string">
            <text:p>內政部戶政司 民國102年2月5日編製</text:p>
          </table:table-cell>
          <table:table-cell table:style-name="ce96" table:number-columns-repeated="1013"/>
        </table:table-row>
        <table:table-row table:style-name="ro7">
          <table:table-cell table:style-name="ce28" office:value-type="string" calcext:value-type="string">
            <text:p><text:s text:c="6"/>2.表內列有「－」者表示無數字，列有「0.00」者表示未滿百分之0.005。</text:p>
          </table:table-cell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8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0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4"/>
            <table:table-cell table:style-name="ce89" table:number-columns-repeated="5"/>
            <table:table-cell table:style-name="ce98" table:number-columns-spanned="14" table:number-rows-spanned="1"/>
            <table:covered-table-cell table:number-columns-repeated="13" table:style-name="ce98"/>
            <table:table-cell table:style-name="ce28" table:number-columns-repeated="994"/>
          </table:table-row>
          <table:table-row table:style-name="ro9">
            <table:table-cell table:style-name="ce28"/>
            <table:table-cell table:style-name="ce115"/>
            <table:table-cell table:style-name="ce119" office:value-type="string" office:string-value="中 華 民 國 102 年 1 月 份" calcext:value-type="string" table:number-columns-spanned="7" table:number-rows-spanned="1">
              <text:p><text:s/>中 華 民 國 102 年 1 月 份 </text:p>
            </table:table-cell>
            <table:covered-table-cell table:number-columns-repeated="6" table:style-name="ce11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8"/>
            <table:table-cell table:style-name="ce124" table:number-columns-repeated="4"/>
            <table:table-cell table:style-name="ce28" table:number-columns-repeated="2"/>
            <table:table-cell table:style-name="ce125" table:number-columns-repeated="4"/>
            <table:table-cell table:style-name="ce124"/>
            <table:table-cell table:style-name="ce125" table:number-columns-repeated="8"/>
            <table:table-cell table:style-name="ce28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9" table:number-columns-repeated="4"/>
            <table:table-cell table:style-name="ce90"/>
            <table:table-cell table:style-name="ce99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10">
          <table:table-cell table:style-name="ce101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87345" calcext:value-type="float">
            <text:p><text:s text:c="3"/>87,345</text:p>
          </table:table-cell>
          <table:table-cell table:style-name="ce49" office:value-type="float" office:value="85705" calcext:value-type="float">
            <text:p><text:s text:c="3"/>85,705</text:p>
          </table:table-cell>
          <table:table-cell table:style-name="ce49" office:value-type="float" office:value="21982" calcext:value-type="float">
            <text:p><text:s text:c="3"/>21,982</text:p>
          </table:table-cell>
          <table:table-cell table:style-name="ce49" office:value-type="float" office:value="15352" calcext:value-type="float">
            <text:p><text:s text:c="3"/>15,352</text:p>
          </table:table-cell>
          <table:table-cell table:style-name="ce49" office:value-type="float" office:value="471" calcext:value-type="float">
            <text:p><text:s text:c="3"/>471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38648" calcext:value-type="float">
            <text:p><text:s text:c="3"/>38,648</text:p>
          </table:table-cell>
          <table:table-cell table:style-name="ce49" office:value-type="float" office:value="38327" calcext:value-type="float">
            <text:p><text:s text:c="3"/>38,327</text:p>
          </table:table-cell>
          <table:table-cell table:style-name="ce49" office:value-type="float" office:value="11336" calcext:value-type="float">
            <text:p><text:s text:c="3"/>11,336</text:p>
          </table:table-cell>
          <table:table-cell table:style-name="ce49" office:value-type="float" office:value="9318" calcext:value-type="float">
            <text:p><text:s text:c="3"/>9,318</text:p>
          </table:table-cell>
          <table:table-cell table:style-name="ce49" office:value-type="float" office:value="252" calcext:value-type="float">
            <text:p><text:s text:c="3"/>252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0" office:value-type="float" office:value="4266" calcext:value-type="float">
            <text:p><text:s text:c="3"/>4,26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48697" calcext:value-type="float">
            <text:p><text:s text:c="3"/>48,697</text:p>
          </table:table-cell>
          <table:table-cell table:style-name="ce50" office:value-type="float" office:value="47378" calcext:value-type="float">
            <text:p><text:s text:c="3"/>47,378</text:p>
          </table:table-cell>
          <table:table-cell table:style-name="ce50" office:value-type="float" office:value="10646" calcext:value-type="float">
            <text:p><text:s text:c="3"/>10,646</text:p>
          </table:table-cell>
          <table:table-cell table:style-name="ce50" office:value-type="float" office:value="6034" calcext:value-type="float">
            <text:p><text:s text:c="3"/>6,034</text:p>
          </table:table-cell>
          <table:table-cell table:style-name="ce50" office:value-type="float" office:value="219" calcext:value-type="float">
            <text:p><text:s text:c="3"/>219</text:p>
          </table:table-cell>
          <table:table-cell table:style-name="ce50" office:value-type="float" office:value="108" calcext:value-type="float">
            <text:p><text:s text:c="3"/>108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60" office:value-type="float" office:value="14867" calcext:value-type="float">
            <text:p><text:s text:c="3"/>14,867</text:p>
          </table:table-cell>
          <table:table-cell table:style-name="ce60" office:value-type="float" office:value="14871" calcext:value-type="float">
            <text:p><text:s text:c="3"/>14,871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2029" calcext:value-type="float">
            <text:p><text:s text:c="3"/>2,029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6501" calcext:value-type="float">
            <text:p><text:s text:c="3"/>6,501</text:p>
          </table:table-cell>
          <table:table-cell table:style-name="ce60" office:value-type="float" office:value="6783" calcext:value-type="float">
            <text:p><text:s text:c="3"/>6,783</text:p>
          </table:table-cell>
          <table:table-cell table:style-name="ce60" office:value-type="float" office:value="2070" calcext:value-type="float">
            <text:p><text:s text:c="3"/>2,070</text:p>
          </table:table-cell>
          <table:table-cell table:style-name="ce60" office:value-type="float" office:value="1264" calcext:value-type="float">
            <text:p><text:s text:c="3"/>1,26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353" calcext:value-type="float">
            <text:p><text:s text:c="3"/>3,353</text:p>
          </table:table-cell>
          <table:table-cell table:style-name="ce60" office:value-type="float" office:value="787" calcext:value-type="float">
            <text:p><text:s text:c="3"/>78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8366" calcext:value-type="float">
            <text:p><text:s text:c="3"/>8,366</text:p>
          </table:table-cell>
          <table:table-cell table:style-name="ce60" office:value-type="float" office:value="8088" calcext:value-type="float">
            <text:p><text:s text:c="3"/>8,088</text:p>
          </table:table-cell>
          <table:table-cell table:style-name="ce60" office:value-type="float" office:value="1897" calcext:value-type="float">
            <text:p><text:s text:c="3"/>1,897</text:p>
          </table:table-cell>
          <table:table-cell table:style-name="ce60" office:value-type="float" office:value="765" calcext:value-type="float">
            <text:p><text:s text:c="3"/>76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11638" calcext:value-type="float">
            <text:p><text:s text:c="3"/>11,638</text:p>
          </table:table-cell>
          <table:table-cell table:style-name="ce72" office:value-type="float" office:value="11167" calcext:value-type="float">
            <text:p><text:s text:c="3"/>11,167</text:p>
          </table:table-cell>
          <table:table-cell table:style-name="ce72" office:value-type="float" office:value="2920" calcext:value-type="float">
            <text:p><text:s text:c="3"/>2,920</text:p>
          </table:table-cell>
          <table:table-cell table:style-name="ce72" office:value-type="float" office:value="1584" calcext:value-type="float">
            <text:p><text:s text:c="3"/>1,584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5329" calcext:value-type="float">
            <text:p><text:s text:c="3"/>5,329</text:p>
          </table:table-cell>
          <table:table-cell table:style-name="ce60" office:value-type="float" office:value="5095" calcext:value-type="float">
            <text:p><text:s text:c="3"/>5,095</text:p>
          </table:table-cell>
          <table:table-cell table:style-name="ce60" office:value-type="float" office:value="1477" calcext:value-type="float">
            <text:p><text:s text:c="3"/>1,477</text:p>
          </table:table-cell>
          <table:table-cell table:style-name="ce60" office:value-type="float" office:value="938" calcext:value-type="float">
            <text:p><text:s text:c="3"/>93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135" calcext:value-type="float">
            <text:p><text:s text:c="3"/>2,135</text:p>
          </table:table-cell>
          <table:table-cell table:style-name="ce60" office:value-type="float" office:value="425" calcext:value-type="float">
            <text:p><text:s text:c="3"/>425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6309" calcext:value-type="float">
            <text:p><text:s text:c="3"/>6,309</text:p>
          </table:table-cell>
          <table:table-cell table:style-name="ce71" office:value-type="float" office:value="6072" calcext:value-type="float">
            <text:p><text:s text:c="3"/>6,072</text:p>
          </table:table-cell>
          <table:table-cell table:style-name="ce71" office:value-type="float" office:value="1443" calcext:value-type="float">
            <text:p><text:s text:c="3"/>1,443</text:p>
          </table:table-cell>
          <table:table-cell table:style-name="ce71" office:value-type="float" office:value="646" calcext:value-type="float">
            <text:p><text:s text:c="3"/>646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4" office:value-type="string" office:string-value="計" calcext:value-type="string">
            <text:p><text:s/>計 </text:p>
          </table:table-cell>
          <table:table-cell table:style-name="ce72" office:value-type="float" office:value="11250" calcext:value-type="float">
            <text:p><text:s text:c="3"/>11,250</text:p>
          </table:table-cell>
          <table:table-cell table:style-name="ce72" office:value-type="float" office:value="10377" calcext:value-type="float">
            <text:p><text:s text:c="3"/>10,377</text:p>
          </table:table-cell>
          <table:table-cell table:style-name="ce72" office:value-type="float" office:value="2778" calcext:value-type="float">
            <text:p><text:s text:c="3"/>2,778</text:p>
          </table:table-cell>
          <table:table-cell table:style-name="ce72" office:value-type="float" office:value="1492" calcext:value-type="float">
            <text:p><text:s text:c="3"/>1,492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29" calcext:value-type="float">
            <text:p><text:s text:c="3"/>29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4834" calcext:value-type="float">
            <text:p><text:s text:c="3"/>4,834</text:p>
          </table:table-cell>
          <table:table-cell table:style-name="ce60" office:value-type="float" office:value="4499" calcext:value-type="float">
            <text:p><text:s text:c="3"/>4,499</text:p>
          </table:table-cell>
          <table:table-cell table:style-name="ce60" office:value-type="float" office:value="1443" calcext:value-type="float">
            <text:p><text:s text:c="3"/>1,443</text:p>
          </table:table-cell>
          <table:table-cell table:style-name="ce60" office:value-type="float" office:value="892" calcext:value-type="float">
            <text:p><text:s text:c="3"/>89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12" calcext:value-type="float">
            <text:p><text:s text:c="3"/>2,212</text:p>
          </table:table-cell>
          <table:table-cell table:style-name="ce60" office:value-type="float" office:value="471" calcext:value-type="float">
            <text:p><text:s text:c="3"/>47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6416" calcext:value-type="float">
            <text:p><text:s text:c="3"/>6,416</text:p>
          </table:table-cell>
          <table:table-cell table:style-name="ce71" office:value-type="float" office:value="5878" calcext:value-type="float">
            <text:p><text:s text:c="3"/>5,878</text:p>
          </table:table-cell>
          <table:table-cell table:style-name="ce71" office:value-type="float" office:value="1335" calcext:value-type="float">
            <text:p><text:s text:c="3"/>1,335</text:p>
          </table:table-cell>
          <table:table-cell table:style-name="ce71" office:value-type="float" office:value="600" calcext:value-type="float">
            <text:p><text:s text:c="3"/>600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6873" calcext:value-type="float">
            <text:p><text:s text:c="3"/>6,873</text:p>
          </table:table-cell>
          <table:table-cell table:style-name="ce72" office:value-type="float" office:value="6789" calcext:value-type="float">
            <text:p><text:s text:c="3"/>6,789</text:p>
          </table:table-cell>
          <table:table-cell table:style-name="ce72" office:value-type="float" office:value="1627" calcext:value-type="float">
            <text:p><text:s text:c="3"/>1,627</text:p>
          </table:table-cell>
          <table:table-cell table:style-name="ce72" office:value-type="float" office:value="1451" calcext:value-type="float">
            <text:p><text:s text:c="3"/>1,451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2969" calcext:value-type="float">
            <text:p><text:s text:c="3"/>2,969</text:p>
          </table:table-cell>
          <table:table-cell table:style-name="ce60" office:value-type="float" office:value="2975" calcext:value-type="float">
            <text:p><text:s text:c="3"/>2,975</text:p>
          </table:table-cell>
          <table:table-cell table:style-name="ce60" office:value-type="float" office:value="820" calcext:value-type="float">
            <text:p><text:s text:c="3"/>820</text:p>
          </table:table-cell>
          <table:table-cell table:style-name="ce60" office:value-type="float" office:value="871" calcext:value-type="float">
            <text:p><text:s text:c="3"/>87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274" calcext:value-type="float">
            <text:p><text:s text:c="3"/>1,274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3904" calcext:value-type="float">
            <text:p><text:s text:c="3"/>3,904</text:p>
          </table:table-cell>
          <table:table-cell table:style-name="ce71" office:value-type="float" office:value="3814" calcext:value-type="float">
            <text:p><text:s text:c="3"/>3,814</text:p>
          </table:table-cell>
          <table:table-cell table:style-name="ce71" office:value-type="float" office:value="807" calcext:value-type="float">
            <text:p><text:s text:c="3"/>807</text:p>
          </table:table-cell>
          <table:table-cell table:style-name="ce71" office:value-type="float" office:value="580" calcext:value-type="float">
            <text:p><text:s text:c="3"/>580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6" office:value-type="string" office:string-value="計" calcext:value-type="string">
            <text:p><text:s/>計 </text:p>
          </table:table-cell>
          <table:table-cell table:style-name="ce72" office:value-type="float" office:value="11187" calcext:value-type="float">
            <text:p><text:s text:c="3"/>11,187</text:p>
          </table:table-cell>
          <table:table-cell table:style-name="ce72" office:value-type="float" office:value="11506" calcext:value-type="float">
            <text:p><text:s text:c="3"/>11,506</text:p>
          </table:table-cell>
          <table:table-cell table:style-name="ce72" office:value-type="float" office:value="2334" calcext:value-type="float">
            <text:p><text:s text:c="3"/>2,334</text:p>
          </table:table-cell>
          <table:table-cell table:style-name="ce72" office:value-type="float" office:value="1876" calcext:value-type="float">
            <text:p><text:s text:c="3"/>1,876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高雄市" calcext:value-type="string">
            <text:p><text:s/>高雄市 </text:p>
          </table:table-cell>
          <table:table-cell table:style-name="ce117" office:value-type="string" office:string-value="男" calcext:value-type="string">
            <text:p><text:s/>男 </text:p>
          </table:table-cell>
          <table:table-cell table:style-name="ce60" office:value-type="float" office:value="5016" calcext:value-type="float">
            <text:p><text:s text:c="3"/>5,016</text:p>
          </table:table-cell>
          <table:table-cell table:style-name="ce60" office:value-type="float" office:value="5221" calcext:value-type="float">
            <text:p><text:s text:c="3"/>5,221</text:p>
          </table:table-cell>
          <table:table-cell table:style-name="ce60" office:value-type="float" office:value="1183" calcext:value-type="float">
            <text:p><text:s text:c="3"/>1,183</text:p>
          </table:table-cell>
          <table:table-cell table:style-name="ce60" office:value-type="float" office:value="1171" calcext:value-type="float">
            <text:p><text:s text:c="3"/>1,17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67" calcext:value-type="float">
            <text:p><text:s text:c="3"/>1,867</text:p>
          </table:table-cell>
          <table:table-cell table:style-name="ce60" office:value-type="float" office:value="538" calcext:value-type="float">
            <text:p><text:s text:c="3"/>538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8" office:value-type="string" office:string-value="女" calcext:value-type="string">
            <text:p><text:s/>女 </text:p>
          </table:table-cell>
          <table:table-cell table:style-name="ce71" office:value-type="float" office:value="6171" calcext:value-type="float">
            <text:p><text:s text:c="3"/>6,171</text:p>
          </table:table-cell>
          <table:table-cell table:style-name="ce71" office:value-type="float" office:value="6285" calcext:value-type="float">
            <text:p><text:s text:c="3"/>6,285</text:p>
          </table:table-cell>
          <table:table-cell table:style-name="ce71" office:value-type="float" office:value="1151" calcext:value-type="float">
            <text:p><text:s text:c="3"/>1,151</text:p>
          </table:table-cell>
          <table:table-cell table:style-name="ce71" office:value-type="float" office:value="705" calcext:value-type="float">
            <text:p><text:s text:c="3"/>705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30408" calcext:value-type="float">
            <text:p><text:s text:c="3"/>30,408</text:p>
          </table:table-cell>
          <table:table-cell table:style-name="ce49" office:value-type="float" office:value="30532" calcext:value-type="float">
            <text:p><text:s text:c="3"/>30,532</text:p>
          </table:table-cell>
          <table:table-cell table:style-name="ce49" office:value-type="float" office:value="8208" calcext:value-type="float">
            <text:p><text:s text:c="3"/>8,208</text:p>
          </table:table-cell>
          <table:table-cell table:style-name="ce49" office:value-type="float" office:value="6864" calcext:value-type="float">
            <text:p><text:s text:c="3"/>6,864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5"/>
          <table:table-cell table:style-name="ce43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3381" calcext:value-type="float">
            <text:p><text:s text:c="3"/>13,381</text:p>
          </table:table-cell>
          <table:table-cell table:style-name="ce49" office:value-type="float" office:value="13481" calcext:value-type="float">
            <text:p><text:s text:c="3"/>13,481</text:p>
          </table:table-cell>
          <table:table-cell table:style-name="ce49" office:value-type="float" office:value="4272" calcext:value-type="float">
            <text:p><text:s text:c="3"/>4,272</text:p>
          </table:table-cell>
          <table:table-cell table:style-name="ce49" office:value-type="float" office:value="4143" calcext:value-type="float">
            <text:p><text:s text:c="3"/>4,143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6366" calcext:value-type="float">
            <text:p><text:s text:c="3"/>6,366</text:p>
          </table:table-cell>
          <table:table-cell table:style-name="ce60" office:value-type="float" office:value="1723" calcext:value-type="float">
            <text:p><text:s text:c="3"/>1,72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17027" calcext:value-type="float">
            <text:p><text:s text:c="3"/>17,027</text:p>
          </table:table-cell>
          <table:table-cell table:style-name="ce50" office:value-type="float" office:value="17051" calcext:value-type="float">
            <text:p><text:s text:c="3"/>17,051</text:p>
          </table:table-cell>
          <table:table-cell table:style-name="ce50" office:value-type="float" office:value="3936" calcext:value-type="float">
            <text:p><text:s text:c="3"/>3,936</text:p>
          </table:table-cell>
          <table:table-cell table:style-name="ce50" office:value-type="float" office:value="2721" calcext:value-type="float">
            <text:p><text:s text:c="3"/>2,721</text:p>
          </table:table-cell>
          <table:table-cell table:style-name="ce50" office:value-type="float" office:value="82" calcext:value-type="float">
            <text:p><text:s text:c="3"/>82</text:p>
          </table:table-cell>
          <table:table-cell table:style-name="ce50" office:value-type="float" office:value="45" calcext:value-type="float">
            <text:p><text:s text:c="3"/>45</text:p>
          </table:table-cell>
          <table:table-cell table:style-name="ce50" office:value-type="float" office:value="22" calcext:value-type="float">
            <text:p><text:s text:c="3"/>22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763" calcext:value-type="float">
            <text:p><text:s text:c="3"/>1,763</text:p>
          </table:table-cell>
          <table:table-cell table:style-name="ce51" office:value-type="float" office:value="1808" calcext:value-type="float">
            <text:p><text:s text:c="3"/>1,808</text:p>
          </table:table-cell>
          <table:table-cell table:style-name="ce51" office:value-type="float" office:value="382" calcext:value-type="float">
            <text:p><text:s text:c="3"/>38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09" calcext:value-type="float">
            <text:p><text:s text:c="3"/>809</text:p>
          </table:table-cell>
          <table:table-cell table:style-name="ce61" office:value-type="float" office:value="828" calcext:value-type="float">
            <text:p><text:s text:c="3"/>828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193" calcext:value-type="float">
            <text:p><text:s text:c="3"/>19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09" calcext:value-type="float">
            <text:p><text:s text:c="3"/>309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54" calcext:value-type="float">
            <text:p><text:s text:c="3"/>954</text:p>
          </table:table-cell>
          <table:table-cell table:style-name="ce75" office:value-type="float" office:value="980" calcext:value-type="float">
            <text:p><text:s text:c="3"/>980</text:p>
          </table:table-cell>
          <table:table-cell table:style-name="ce75" office:value-type="float" office:value="182" calcext:value-type="float">
            <text:p><text:s text:c="3"/>182</text:p>
          </table:table-cell>
          <table:table-cell table:style-name="ce75" office:value-type="float" office:value="140" calcext:value-type="float">
            <text:p><text:s text:c="3"/>140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8197" calcext:value-type="float">
            <text:p><text:s text:c="3"/>8,197</text:p>
          </table:table-cell>
          <table:table-cell table:style-name="ce51" office:value-type="float" office:value="7416" calcext:value-type="float">
            <text:p><text:s text:c="3"/>7,416</text:p>
          </table:table-cell>
          <table:table-cell table:style-name="ce51" office:value-type="float" office:value="1925" calcext:value-type="float">
            <text:p><text:s text:c="3"/>1,925</text:p>
          </table:table-cell>
          <table:table-cell table:style-name="ce51" office:value-type="float" office:value="1030" calcext:value-type="float">
            <text:p><text:s text:c="3"/>1,030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708" calcext:value-type="float">
            <text:p><text:s text:c="3"/>3,708</text:p>
          </table:table-cell>
          <table:table-cell table:style-name="ce61" office:value-type="float" office:value="3372" calcext:value-type="float">
            <text:p><text:s text:c="3"/>3,372</text:p>
          </table:table-cell>
          <table:table-cell table:style-name="ce61" office:value-type="float" office:value="1018" calcext:value-type="float">
            <text:p><text:s text:c="3"/>1,018</text:p>
          </table:table-cell>
          <table:table-cell table:style-name="ce61" office:value-type="float" office:value="675" calcext:value-type="float">
            <text:p><text:s text:c="3"/>675</text:p>
          </table:table-cell>
          <table:table-cell table:style-name="ce61" office:value-type="float" office:value="37" calcext:value-type="float">
            <text:p><text:s text:c="3"/>37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528" calcext:value-type="float">
            <text:p><text:s text:c="3"/>1,528</text:p>
          </table:table-cell>
          <table:table-cell table:style-name="ce61" office:value-type="float" office:value="453" calcext:value-type="float">
            <text:p><text:s text:c="3"/>45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489" calcext:value-type="float">
            <text:p><text:s text:c="3"/>4,489</text:p>
          </table:table-cell>
          <table:table-cell table:style-name="ce75" office:value-type="float" office:value="4044" calcext:value-type="float">
            <text:p><text:s text:c="3"/>4,044</text:p>
          </table:table-cell>
          <table:table-cell table:style-name="ce75" office:value-type="float" office:value="907" calcext:value-type="float">
            <text:p><text:s text:c="3"/>907</text:p>
          </table:table-cell>
          <table:table-cell table:style-name="ce75" office:value-type="float" office:value="355" calcext:value-type="float">
            <text:p><text:s text:c="3"/>355</text:p>
          </table:table-cell>
          <table:table-cell table:style-name="ce75" office:value-type="float" office:value="21" calcext:value-type="float">
            <text:p><text:s text:c="3"/>21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007" calcext:value-type="float">
            <text:p><text:s text:c="3"/>2,007</text:p>
          </table:table-cell>
          <table:table-cell table:style-name="ce51" office:value-type="float" office:value="1686" calcext:value-type="float">
            <text:p><text:s text:c="3"/>1,686</text:p>
          </table:table-cell>
          <table:table-cell table:style-name="ce51" office:value-type="float" office:value="574" calcext:value-type="float">
            <text:p><text:s text:c="3"/>574</text:p>
          </table:table-cell>
          <table:table-cell table:style-name="ce51" office:value-type="float" office:value="329" calcext:value-type="float">
            <text:p><text:s text:c="3"/>32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84" calcext:value-type="float">
            <text:p><text:s text:c="3"/>884</text:p>
          </table:table-cell>
          <table:table-cell table:style-name="ce61" office:value-type="float" office:value="720" calcext:value-type="float">
            <text:p><text:s text:c="3"/>720</text:p>
          </table:table-cell>
          <table:table-cell table:style-name="ce61" office:value-type="float" office:value="260" calcext:value-type="float">
            <text:p><text:s text:c="3"/>260</text:p>
          </table:table-cell>
          <table:table-cell table:style-name="ce61" office:value-type="float" office:value="204" calcext:value-type="float">
            <text:p><text:s text:c="3"/>204</text:p>
          </table:table-cell>
          <table:table-cell table:style-name="ce61" office:value-type="float" office:value="9" calcext:value-type="float">
            <text:p><text:s text:c="3"/>9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412" calcext:value-type="float">
            <text:p><text:s text:c="3"/>412</text:p>
          </table:table-cell>
          <table:table-cell table:style-name="ce61" office:value-type="float" office:value="83" calcext:value-type="float">
            <text:p><text:s text:c="3"/>8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123" calcext:value-type="float">
            <text:p><text:s text:c="3"/>1,123</text:p>
          </table:table-cell>
          <table:table-cell table:style-name="ce75" office:value-type="float" office:value="966" calcext:value-type="float">
            <text:p><text:s text:c="3"/>966</text:p>
          </table:table-cell>
          <table:table-cell table:style-name="ce75" office:value-type="float" office:value="314" calcext:value-type="float">
            <text:p><text:s text:c="3"/>314</text:p>
          </table:table-cell>
          <table:table-cell table:style-name="ce75" office:value-type="float" office:value="125" calcext:value-type="float">
            <text:p><text:s text:c="3"/>12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40" calcext:value-type="float">
            <text:p><text:s text:c="3"/>1,640</text:p>
          </table:table-cell>
          <table:table-cell table:style-name="ce51" office:value-type="float" office:value="1470" calcext:value-type="float">
            <text:p><text:s text:c="3"/>1,470</text:p>
          </table:table-cell>
          <table:table-cell table:style-name="ce51" office:value-type="float" office:value="567" calcext:value-type="float">
            <text:p><text:s text:c="3"/>567</text:p>
          </table:table-cell>
          <table:table-cell table:style-name="ce51" office:value-type="float" office:value="490" calcext:value-type="float">
            <text:p><text:s text:c="3"/>49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75" calcext:value-type="float">
            <text:p><text:s text:c="3"/>675</text:p>
          </table:table-cell>
          <table:table-cell table:style-name="ce61" office:value-type="float" office:value="597" calcext:value-type="float">
            <text:p><text:s text:c="3"/>597</text:p>
          </table:table-cell>
          <table:table-cell table:style-name="ce61" office:value-type="float" office:value="289" calcext:value-type="float">
            <text:p><text:s text:c="3"/>289</text:p>
          </table:table-cell>
          <table:table-cell table:style-name="ce61" office:value-type="float" office:value="281" calcext:value-type="float">
            <text:p><text:s text:c="3"/>281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60" calcext:value-type="float">
            <text:p><text:s text:c="3"/>460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65" calcext:value-type="float">
            <text:p><text:s text:c="3"/>965</text:p>
          </table:table-cell>
          <table:table-cell table:style-name="ce75" office:value-type="float" office:value="873" calcext:value-type="float">
            <text:p><text:s text:c="3"/>873</text:p>
          </table:table-cell>
          <table:table-cell table:style-name="ce75" office:value-type="float" office:value="278" calcext:value-type="float">
            <text:p><text:s text:c="3"/>278</text:p>
          </table:table-cell>
          <table:table-cell table:style-name="ce75" office:value-type="float" office:value="209" calcext:value-type="float">
            <text:p><text:s text:c="3"/>209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3169" calcext:value-type="float">
            <text:p><text:s text:c="3"/>3,169</text:p>
          </table:table-cell>
          <table:table-cell table:style-name="ce51" office:value-type="float" office:value="3688" calcext:value-type="float">
            <text:p><text:s text:c="3"/>3,688</text:p>
          </table:table-cell>
          <table:table-cell table:style-name="ce51" office:value-type="float" office:value="1337" calcext:value-type="float">
            <text:p><text:s text:c="3"/>1,337</text:p>
          </table:table-cell>
          <table:table-cell table:style-name="ce51" office:value-type="float" office:value="962" calcext:value-type="float">
            <text:p><text:s text:c="3"/>962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291" calcext:value-type="float">
            <text:p><text:s text:c="3"/>1,291</text:p>
          </table:table-cell>
          <table:table-cell table:style-name="ce61" office:value-type="float" office:value="1547" calcext:value-type="float">
            <text:p><text:s text:c="3"/>1,547</text:p>
          </table:table-cell>
          <table:table-cell table:style-name="ce61" office:value-type="float" office:value="707" calcext:value-type="float">
            <text:p><text:s text:c="3"/>707</text:p>
          </table:table-cell>
          <table:table-cell table:style-name="ce61" office:value-type="float" office:value="569" calcext:value-type="float">
            <text:p><text:s text:c="3"/>569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860" calcext:value-type="float">
            <text:p><text:s text:c="3"/>860</text:p>
          </table:table-cell>
          <table:table-cell table:style-name="ce61" office:value-type="float" office:value="195" calcext:value-type="float">
            <text:p><text:s text:c="3"/>19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878" calcext:value-type="float">
            <text:p><text:s text:c="3"/>1,878</text:p>
          </table:table-cell>
          <table:table-cell table:style-name="ce75" office:value-type="float" office:value="2141" calcext:value-type="float">
            <text:p><text:s text:c="3"/>2,141</text:p>
          </table:table-cell>
          <table:table-cell table:style-name="ce75" office:value-type="float" office:value="630" calcext:value-type="float">
            <text:p><text:s text:c="3"/>630</text:p>
          </table:table-cell>
          <table:table-cell table:style-name="ce75" office:value-type="float" office:value="393" calcext:value-type="float">
            <text:p><text:s text:c="3"/>393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359" calcext:value-type="float">
            <text:p><text:s text:c="3"/>1,359</text:p>
          </table:table-cell>
          <table:table-cell table:style-name="ce51" office:value-type="float" office:value="1446" calcext:value-type="float">
            <text:p><text:s text:c="3"/>1,446</text:p>
          </table:table-cell>
          <table:table-cell table:style-name="ce51" office:value-type="float" office:value="409" calcext:value-type="float">
            <text:p><text:s text:c="3"/>409</text:p>
          </table:table-cell>
          <table:table-cell table:style-name="ce51" office:value-type="float" office:value="475" calcext:value-type="float">
            <text:p><text:s text:c="3"/>47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81" calcext:value-type="float">
            <text:p><text:s text:c="3"/>581</text:p>
          </table:table-cell>
          <table:table-cell table:style-name="ce61" office:value-type="float" office:value="615" calcext:value-type="float">
            <text:p><text:s text:c="3"/>615</text:p>
          </table:table-cell>
          <table:table-cell table:style-name="ce61" office:value-type="float" office:value="213" calcext:value-type="float">
            <text:p><text:s text:c="3"/>213</text:p>
          </table:table-cell>
          <table:table-cell table:style-name="ce61" office:value-type="float" office:value="279" calcext:value-type="float">
            <text:p><text:s text:c="3"/>27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60" calcext:value-type="float">
            <text:p><text:s text:c="3"/>360</text:p>
          </table:table-cell>
          <table:table-cell table:style-name="ce61" office:value-type="float" office:value="86" calcext:value-type="float">
            <text:p><text:s text:c="3"/>8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78" calcext:value-type="float">
            <text:p><text:s text:c="3"/>778</text:p>
          </table:table-cell>
          <table:table-cell table:style-name="ce75" office:value-type="float" office:value="831" calcext:value-type="float">
            <text:p><text:s text:c="3"/>831</text:p>
          </table:table-cell>
          <table:table-cell table:number-columns-repeated="2" table:style-name="ce75" office:value-type="float" office:value="196" calcext:value-type="float">
            <text:p><text:s text:c="3"/>196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881" calcext:value-type="float">
            <text:p><text:s text:c="3"/>1,881</text:p>
          </table:table-cell>
          <table:table-cell table:style-name="ce51" office:value-type="float" office:value="1969" calcext:value-type="float">
            <text:p><text:s text:c="3"/>1,969</text:p>
          </table:table-cell>
          <table:table-cell table:style-name="ce51" office:value-type="float" office:value="588" calcext:value-type="float">
            <text:p><text:s text:c="3"/>588</text:p>
          </table:table-cell>
          <table:table-cell table:style-name="ce51" office:value-type="float" office:value="662" calcext:value-type="float">
            <text:p><text:s text:c="3"/>662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86" calcext:value-type="float">
            <text:p><text:s text:c="3"/>786</text:p>
          </table:table-cell>
          <table:table-cell table:style-name="ce61" office:value-type="float" office:value="836" calcext:value-type="float">
            <text:p><text:s text:c="3"/>836</text:p>
          </table:table-cell>
          <table:table-cell table:style-name="ce61" office:value-type="float" office:value="314" calcext:value-type="float">
            <text:p><text:s text:c="3"/>314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55" calcext:value-type="float">
            <text:p><text:s text:c="3"/>455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95" calcext:value-type="float">
            <text:p><text:s text:c="3"/>1,095</text:p>
          </table:table-cell>
          <table:table-cell table:style-name="ce75" office:value-type="float" office:value="1133" calcext:value-type="float">
            <text:p><text:s text:c="3"/>1,133</text:p>
          </table:table-cell>
          <table:table-cell table:style-name="ce75" office:value-type="float" office:value="274" calcext:value-type="float">
            <text:p><text:s text:c="3"/>274</text:p>
          </table:table-cell>
          <table:table-cell table:style-name="ce75" office:value-type="float" office:value="277" calcext:value-type="float">
            <text:p><text:s text:c="3"/>277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505" calcext:value-type="float">
            <text:p><text:s text:c="3"/>1,505</text:p>
          </table:table-cell>
          <table:table-cell table:style-name="ce51" office:value-type="float" office:value="1684" calcext:value-type="float">
            <text:p><text:s text:c="3"/>1,684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519" calcext:value-type="float">
            <text:p><text:s text:c="3"/>51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32" calcext:value-type="float">
            <text:p><text:s text:c="3"/>632</text:p>
          </table:table-cell>
          <table:table-cell table:style-name="ce61" office:value-type="float" office:value="717" calcext:value-type="float">
            <text:p><text:s text:c="3"/>717</text:p>
          </table:table-cell>
          <table:table-cell table:style-name="ce61" office:value-type="float" office:value="199" calcext:value-type="float">
            <text:p><text:s text:c="3"/>199</text:p>
          </table:table-cell>
          <table:table-cell table:style-name="ce61" office:value-type="float" office:value="303" calcext:value-type="float">
            <text:p><text:s text:c="3"/>30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00" calcext:value-type="float">
            <text:p><text:s text:c="3"/>300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73" calcext:value-type="float">
            <text:p><text:s text:c="3"/>873</text:p>
          </table:table-cell>
          <table:table-cell table:style-name="ce75" office:value-type="float" office:value="967" calcext:value-type="float">
            <text:p><text:s text:c="3"/>967</text:p>
          </table:table-cell>
          <table:table-cell table:style-name="ce75" office:value-type="float" office:value="180" calcext:value-type="float">
            <text:p><text:s text:c="3"/>180</text:p>
          </table:table-cell>
          <table:table-cell table:style-name="ce75" office:value-type="float" office:value="216" calcext:value-type="float">
            <text:p><text:s text:c="3"/>216</text:p>
          </table:table-cell>
          <table:table-cell table:style-name="ce75" office:value-type="float" office:value="0" calcext:value-type="float">
            <text:p>—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182" calcext:value-type="float">
            <text:p><text:s text:c="3"/>2,182</text:p>
          </table:table-cell>
          <table:table-cell table:style-name="ce51" office:value-type="float" office:value="2467" calcext:value-type="float">
            <text:p><text:s text:c="3"/>2,467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750" calcext:value-type="float">
            <text:p><text:s text:c="3"/>750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46" calcext:value-type="float">
            <text:p><text:s text:c="3"/>946</text:p>
          </table:table-cell>
          <table:table-cell table:style-name="ce61" office:value-type="float" office:value="1051" calcext:value-type="float">
            <text:p><text:s text:c="3"/>1,051</text:p>
          </table:table-cell>
          <table:table-cell table:style-name="ce61" office:value-type="float" office:value="284" calcext:value-type="float">
            <text:p><text:s text:c="3"/>284</text:p>
          </table:table-cell>
          <table:table-cell table:style-name="ce61" office:value-type="float" office:value="451" calcext:value-type="float">
            <text:p><text:s text:c="3"/>451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00" calcext:value-type="float">
            <text:p><text:s text:c="3"/>500</text:p>
          </table:table-cell>
          <table:table-cell table:style-name="ce61" office:value-type="float" office:value="144" calcext:value-type="float">
            <text:p><text:s text:c="3"/>14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236" calcext:value-type="float">
            <text:p><text:s text:c="3"/>1,236</text:p>
          </table:table-cell>
          <table:table-cell table:style-name="ce75" office:value-type="float" office:value="1416" calcext:value-type="float">
            <text:p><text:s text:c="3"/>1,416</text:p>
          </table:table-cell>
          <table:table-cell table:style-name="ce75" office:value-type="float" office:value="249" calcext:value-type="float">
            <text:p><text:s text:c="3"/>249</text:p>
          </table:table-cell>
          <table:table-cell table:style-name="ce75" office:value-type="float" office:value="299" calcext:value-type="float">
            <text:p><text:s text:c="3"/>299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608" calcext:value-type="float">
            <text:p><text:s text:c="3"/>608</text:p>
          </table:table-cell>
          <table:table-cell table:style-name="ce51" office:value-type="float" office:value="719" calcext:value-type="float">
            <text:p><text:s text:c="3"/>719</text:p>
          </table:table-cell>
          <table:table-cell table:style-name="ce51" office:value-type="float" office:value="172" calcext:value-type="float">
            <text:p><text:s text:c="3"/>172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00" calcext:value-type="float">
            <text:p><text:s text:c="3"/>300</text:p>
          </table:table-cell>
          <table:table-cell table:style-name="ce61" office:value-type="float" office:value="348" calcext:value-type="float">
            <text:p><text:s text:c="3"/>348</text:p>
          </table:table-cell>
          <table:table-cell table:style-name="ce61" office:value-type="float" office:value="97" calcext:value-type="float">
            <text:p><text:s text:c="3"/>97</text:p>
          </table:table-cell>
          <table:table-cell table:style-name="ce61" office:value-type="float" office:value="134" calcext:value-type="float">
            <text:p><text:s text:c="3"/>134</text:p>
          </table:table-cell>
          <table:table-cell table:style-name="ce61" office:value-type="float" office:value="4" calcext:value-type="float">
            <text:p><text:s text:c="3"/>4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308" calcext:value-type="float">
            <text:p><text:s text:c="3"/>308</text:p>
          </table:table-cell>
          <table:table-cell table:style-name="ce75" office:value-type="float" office:value="371" calcext:value-type="float">
            <text:p><text:s text:c="3"/>371</text:p>
          </table:table-cell>
          <table:table-cell table:style-name="ce75" office:value-type="float" office:value="75" calcext:value-type="float">
            <text:p><text:s text:c="3"/>75</text:p>
          </table:table-cell>
          <table:table-cell table:style-name="ce75" office:value-type="float" office:value="86" calcext:value-type="float">
            <text:p><text:s text:c="3"/>8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331" calcext:value-type="float">
            <text:p><text:s text:c="3"/>1,331</text:p>
          </table:table-cell>
          <table:table-cell table:style-name="ce51" office:value-type="float" office:value="1472" calcext:value-type="float">
            <text:p><text:s text:c="3"/>1,47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02" calcext:value-type="float">
            <text:p><text:s text:c="3"/>602</text:p>
          </table:table-cell>
          <table:table-cell table:style-name="ce61" office:value-type="float" office:value="656" calcext:value-type="float">
            <text:p><text:s text:c="3"/>656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207" calcext:value-type="float">
            <text:p><text:s text:c="3"/>207</text:p>
          </table:table-cell>
          <table:table-cell table:style-name="ce61" office:value-type="float" office:value="7" calcext:value-type="float">
            <text:p><text:s text:c="3"/>7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206" calcext:value-type="float">
            <text:p><text:s text:c="3"/>206</text:p>
          </table:table-cell>
          <table:table-cell table:style-name="ce61" office:value-type="float" office:value="65" calcext:value-type="float">
            <text:p><text:s text:c="3"/>6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29" calcext:value-type="float">
            <text:p><text:s text:c="3"/>729</text:p>
          </table:table-cell>
          <table:table-cell table:style-name="ce75" office:value-type="float" office:value="816" calcext:value-type="float">
            <text:p><text:s text:c="3"/>816</text:p>
          </table:table-cell>
          <table:table-cell table:style-name="ce75" office:value-type="float" office:value="128" calcext:value-type="float">
            <text:p><text:s text:c="3"/>128</text:p>
          </table:table-cell>
          <table:table-cell table:style-name="ce75" office:value-type="float" office:value="104" calcext:value-type="float">
            <text:p><text:s text:c="3"/>10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282" calcext:value-type="float">
            <text:p><text:s text:c="3"/>282</text:p>
          </table:table-cell>
          <table:table-cell table:style-name="ce51" office:value-type="float" office:value="79" calcext:value-type="float">
            <text:p><text:s text:c="3"/>79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214" calcext:value-type="float">
            <text:p><text:s text:c="3"/>214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5" calcext:value-type="float">
            <text:p><text:s text:c="3"/>35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41" calcext:value-type="float">
            <text:p><text:s text:c="3"/>141</text:p>
          </table:table-cell>
          <table:table-cell table:style-name="ce75" office:value-type="float" office:value="117" calcext:value-type="float">
            <text:p><text:s text:c="3"/>117</text:p>
          </table:table-cell>
          <table:table-cell table:style-name="ce75" office:value-type="float" office:value="41" calcext:value-type="float">
            <text:p><text:s text:c="3"/>41</text:p>
          </table:table-cell>
          <table:table-cell table:style-name="ce75" office:value-type="float" office:value="32" calcext:value-type="float">
            <text:p><text:s text:c="3"/>32</text:p>
          </table:table-cell>
          <table:table-cell table:style-name="ce75" office:value-type="float" office:value="0" calcext:value-type="float">
            <text:p>—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66" calcext:value-type="float">
            <text:p><text:s text:c="3"/>1,466</text:p>
          </table:table-cell>
          <table:table-cell table:style-name="ce51" office:value-type="float" office:value="1550" calcext:value-type="float">
            <text:p><text:s text:c="3"/>1,550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51" office:value-type="float" office:value="266" calcext:value-type="float">
            <text:p><text:s text:c="3"/>26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66" calcext:value-type="float">
            <text:p><text:s text:c="3"/>666</text:p>
          </table:table-cell>
          <table:table-cell table:style-name="ce61" office:value-type="float" office:value="704" calcext:value-type="float">
            <text:p><text:s text:c="3"/>704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257" calcext:value-type="float">
            <text:p><text:s text:c="3"/>257</text:p>
          </table:table-cell>
          <table:table-cell table:style-name="ce61" office:value-type="float" office:value="76" calcext:value-type="float">
            <text:p><text:s text:c="3"/>7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00" calcext:value-type="float">
            <text:p><text:s text:c="3"/>800</text:p>
          </table:table-cell>
          <table:table-cell table:style-name="ce75" office:value-type="float" office:value="846" calcext:value-type="float">
            <text:p><text:s text:c="3"/>846</text:p>
          </table:table-cell>
          <table:table-cell table:style-name="ce75" office:value-type="float" office:value="107" calcext:value-type="float">
            <text:p><text:s text:c="3"/>107</text:p>
          </table:table-cell>
          <table:table-cell table:style-name="ce75" office:value-type="float" office:value="101" calcext:value-type="float">
            <text:p><text:s text:c="3"/>101</text:p>
          </table:table-cell>
          <table:table-cell table:number-columns-repeated="2" table:style-name="ce75" office:value-type="float" office:value="3" calcext:value-type="float">
            <text:p><text:s text:c="3"/>3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842" calcext:value-type="float">
            <text:p><text:s text:c="3"/>1,842</text:p>
          </table:table-cell>
          <table:table-cell table:style-name="ce51" office:value-type="float" office:value="1737" calcext:value-type="float">
            <text:p><text:s text:c="3"/>1,737</text:p>
          </table:table-cell>
          <table:table-cell table:style-name="ce51" office:value-type="float" office:value="555" calcext:value-type="float">
            <text:p><text:s text:c="3"/>555</text:p>
          </table:table-cell>
          <table:table-cell table:style-name="ce51" office:value-type="float" office:value="281" calcext:value-type="float">
            <text:p><text:s text:c="3"/>28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number-columns-repeated="2" table:style-name="ce61" office:value-type="float" office:value="808" calcext:value-type="float">
            <text:p><text:s text:c="3"/>808</text:p>
          </table:table-cell>
          <table:table-cell table:style-name="ce61" office:value-type="float" office:value="289" calcext:value-type="float">
            <text:p><text:s text:c="3"/>289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91" calcext:value-type="float">
            <text:p><text:s text:c="3"/>391</text:p>
          </table:table-cell>
          <table:table-cell table:style-name="ce61" office:value-type="float" office:value="86" calcext:value-type="float">
            <text:p><text:s text:c="3"/>8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34" calcext:value-type="float">
            <text:p><text:s text:c="3"/>1,034</text:p>
          </table:table-cell>
          <table:table-cell table:style-name="ce75" office:value-type="float" office:value="929" calcext:value-type="float">
            <text:p><text:s text:c="3"/>929</text:p>
          </table:table-cell>
          <table:table-cell table:style-name="ce75" office:value-type="float" office:value="266" calcext:value-type="float">
            <text:p><text:s text:c="3"/>266</text:p>
          </table:table-cell>
          <table:table-cell table:style-name="ce75" office:value-type="float" office:value="112" calcext:value-type="float">
            <text:p><text:s text:c="3"/>112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103" calcext:value-type="float">
            <text:p><text:s text:c="3"/>1,103</text:p>
          </table:table-cell>
          <table:table-cell table:style-name="ce51" office:value-type="float" office:value="1138" calcext:value-type="float">
            <text:p><text:s text:c="3"/>1,138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79" calcext:value-type="float">
            <text:p><text:s text:c="3"/>479</text:p>
          </table:table-cell>
          <table:table-cell table:style-name="ce61" office:value-type="float" office:value="517" calcext:value-type="float">
            <text:p><text:s text:c="3"/>517</text:p>
          </table:table-cell>
          <table:table-cell table:style-name="ce61" office:value-type="float" office:value="130" calcext:value-type="float">
            <text:p><text:s text:c="3"/>130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77" calcext:value-type="float">
            <text:p><text:s text:c="3"/>177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24" calcext:value-type="float">
            <text:p><text:s text:c="3"/>624</text:p>
          </table:table-cell>
          <table:table-cell table:style-name="ce75" office:value-type="float" office:value="621" calcext:value-type="float">
            <text:p><text:s text:c="3"/>621</text:p>
          </table:table-cell>
          <table:table-cell table:style-name="ce75" office:value-type="float" office:value="109" calcext:value-type="float">
            <text:p><text:s text:c="3"/>109</text:p>
          </table:table-cell>
          <table:table-cell table:style-name="ce75" office:value-type="float" office:value="76" calcext:value-type="float">
            <text:p><text:s text:c="3"/>76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122" calcext:value-type="float">
            <text:p><text:s text:c="3"/>1,122</text:p>
          </table:table-cell>
          <table:table-cell table:style-name="ce49" office:value-type="float" office:value="463" calcext:value-type="float">
            <text:p><text:s text:c="3"/>463</text:p>
          </table:table-cell>
          <table:table-cell table:style-name="ce49" office:value-type="float" office:value="148" calcext:value-type="float">
            <text:p><text:s text:c="3"/>148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福<text:span text:style-name="T5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18" calcext:value-type="float">
            <text:p><text:s text:c="3"/>618</text:p>
          </table:table-cell>
          <table:table-cell table:style-name="ce45" office:value-type="float" office:value="273" calcext:value-type="float">
            <text:p><text:s text:c="3"/>273</text:p>
          </table:table-cell>
          <table:table-cell table:style-name="ce45" office:value-type="float" office:value="71" calcext:value-type="float">
            <text:p><text:s text:c="3"/>71</text:p>
          </table:table-cell>
          <table:table-cell table:style-name="ce45" office:value-type="float" office:value="39" calcext:value-type="float">
            <text:p><text:s text:c="3"/>39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51" calcext:value-type="float">
            <text:p><text:s text:c="3"/>5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504" calcext:value-type="float">
            <text:p><text:s text:c="3"/>504</text:p>
          </table:table-cell>
          <table:table-cell table:style-name="ce46" office:value-type="float" office:value="190" calcext:value-type="float">
            <text:p><text:s text:c="3"/>190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2" table:style-name="ce46" office:value-type="float" office:value="0" calcext:value-type="float">
            <text:p>—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975" calcext:value-type="float">
            <text:p><text:s text:c="3"/>975</text:p>
          </table:table-cell>
          <table:table-cell table:style-name="ce51" office:value-type="float" office:value="409" calcext:value-type="float">
            <text:p><text:s text:c="3"/>409</text:p>
          </table:table-cell>
          <table:table-cell table:style-name="ce51" office:value-type="float" office:value="131" calcext:value-type="float">
            <text:p><text:s text:c="3"/>131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23" calcext:value-type="float">
            <text:p><text:s text:c="3"/>523</text:p>
          </table:table-cell>
          <table:table-cell table:style-name="ce61" office:value-type="float" office:value="237" calcext:value-type="float">
            <text:p><text:s text:c="3"/>237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52" calcext:value-type="float">
            <text:p><text:s text:c="3"/>452</text:p>
          </table:table-cell>
          <table:table-cell table:style-name="ce75" office:value-type="float" office:value="172" calcext:value-type="float">
            <text:p><text:s text:c="3"/>172</text:p>
          </table:table-cell>
          <table:table-cell table:style-name="ce75" office:value-type="float" office:value="68" calcext:value-type="float">
            <text:p><text:s text:c="3"/>68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7" calcext:value-type="float">
            <text:p><text:s text:c="3"/>147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52" calcext:value-type="float">
            <text:p><text:s text:c="3"/>52</text:p>
          </table:table-cell>
          <table:table-cell table:style-name="ce75" office:value-type="float" office:value="18" calcext:value-type="float">
            <text:p><text:s text:c="3"/>18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0" calcext:value-type="float">
            <text:p>—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2" table:number-columns-repeated="19"/>
          <table:table-cell table:number-columns-repeated="994"/>
        </table:table-row>
        <table:table-row table:style-name="ro3">
          <table:table-cell table:style-name="ce111"/>
          <table:table-cell table:style-name="ce39" table:number-columns-repeated="5"/>
          <table:table-cell table:style-name="ce63"/>
          <table:table-cell table:style-name="ce76"/>
          <table:table-cell table:style-name="ce122" table:number-columns-repeated="2"/>
          <table:table-cell table:style-name="ce123" office:value-type="string" calcext:value-type="string">
            <text:p>內政部戶政司 民國102年2月5日編製</text:p>
          </table:table-cell>
          <table:table-cell table:style-name="ce96" table:number-columns-repeated="1013"/>
        </table:table-row>
        <table:table-row table:style-name="ro5">
          <table:table-cell table:style-name="ce111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12"/>
          <table:table-cell table:number-columns-repeated="3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>
          <table:table-cell table:style-name="ce112"/>
          <table:table-cell table:number-columns-repeated="1023"/>
        </table:table-row>
        <table:table-row table:style-name="ro7">
          <table:table-cell table:style-name="ce113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 </number:text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2-06T11:47:02</meta:creation-date>
    <dc:creator>user</dc:creator>
    <dc:date>2013-02-06T15:16:11</dc:date>
    <meta:document-statistic meta:table-count="2" meta:cell-count="1575" meta:object-count="0"/>
    <meta:generator>LibreOffice/5.0.5.2$Windows_x86 LibreOffice_project/55b006a02d247b5f7215fc6ea0fde844b30035b3</meta:generator>
  </office:meta>
</office:document-meta>
</file>